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cb88c2"/>
    </style:style>
    <style:style style:name="P184" style:family="paragraph" style:parent-style-name="Standard">
      <style:paragraph-properties fo:text-align="justify" style:justify-single-word="false" style:writing-mode="lr-tb"/>
      <style:text-properties officeooo:paragraph-rsid="03cd81b3"/>
    </style:style>
    <style:style style:name="P185" style:family="paragraph" style:parent-style-name="Standard">
      <style:paragraph-properties fo:text-align="justify" style:justify-single-word="false" style:writing-mode="lr-tb"/>
      <style:text-properties officeooo:paragraph-rsid="03d54460"/>
    </style:style>
    <style:style style:name="P186" style:family="paragraph" style:parent-style-name="Standard">
      <style:paragraph-properties fo:text-align="justify" style:justify-single-word="false" style:writing-mode="lr-tb"/>
      <style:text-properties officeooo:paragraph-rsid="03dc127d"/>
    </style:style>
    <style:style style:name="P187" style:family="paragraph" style:parent-style-name="Standard">
      <style:paragraph-properties fo:text-align="justify" style:justify-single-word="false" style:writing-mode="lr-tb"/>
      <style:text-properties officeooo:paragraph-rsid="03df0762"/>
    </style:style>
    <style:style style:name="P188" style:family="paragraph" style:parent-style-name="Standard">
      <style:paragraph-properties fo:text-align="justify" style:justify-single-word="false" style:writing-mode="lr-tb"/>
      <style:text-properties officeooo:paragraph-rsid="03e1581e"/>
    </style:style>
    <style:style style:name="P189" style:family="paragraph" style:parent-style-name="Standard">
      <style:paragraph-properties fo:text-align="justify" style:justify-single-word="false" style:writing-mode="lr-tb"/>
      <style:text-properties officeooo:paragraph-rsid="03e4315f"/>
    </style:style>
    <style:style style:name="P190" style:family="paragraph" style:parent-style-name="Standard">
      <style:paragraph-properties fo:text-align="justify" style:justify-single-word="false" style:writing-mode="lr-tb"/>
      <style:text-properties officeooo:paragraph-rsid="03eb3315"/>
    </style:style>
    <style:style style:name="P191" style:family="paragraph" style:parent-style-name="Standard">
      <style:paragraph-properties fo:text-align="justify" style:justify-single-word="false" style:writing-mode="lr-tb"/>
      <style:text-properties officeooo:paragraph-rsid="03f51a78"/>
    </style:style>
    <style:style style:name="P192" style:family="paragraph" style:parent-style-name="Standard">
      <style:paragraph-properties fo:text-align="justify" style:justify-single-word="false" style:writing-mode="lr-tb"/>
      <style:text-properties officeooo:paragraph-rsid="03f702d0"/>
    </style:style>
    <style:style style:name="P193" style:family="paragraph" style:parent-style-name="Standard">
      <style:paragraph-properties fo:text-align="justify" style:justify-single-word="false" style:writing-mode="lr-tb"/>
      <style:text-properties officeooo:paragraph-rsid="03f9e8e1"/>
    </style:style>
    <style:style style:name="P194" style:family="paragraph" style:parent-style-name="Standard">
      <style:paragraph-properties fo:text-align="justify" style:justify-single-word="false" style:writing-mode="lr-tb"/>
      <style:text-properties officeooo:paragraph-rsid="03fec957"/>
    </style:style>
    <style:style style:name="P195" style:family="paragraph" style:parent-style-name="Standard">
      <style:paragraph-properties fo:text-align="justify" style:justify-single-word="false" style:writing-mode="lr-tb"/>
      <style:text-properties officeooo:paragraph-rsid="03ff8bbc"/>
    </style:style>
    <style:style style:name="P196" style:family="paragraph" style:parent-style-name="Standard">
      <style:paragraph-properties fo:text-align="justify" style:justify-single-word="false" style:writing-mode="lr-tb"/>
      <style:text-properties officeooo:paragraph-rsid="04082268"/>
    </style:style>
    <style:style style:name="P197" style:family="paragraph" style:parent-style-name="Standard">
      <style:paragraph-properties fo:text-align="justify" style:justify-single-word="false" style:writing-mode="lr-tb"/>
      <style:text-properties officeooo:paragraph-rsid="040942f3"/>
    </style:style>
    <style:style style:name="P198" style:family="paragraph" style:parent-style-name="Standard">
      <style:paragraph-properties fo:text-align="justify" style:justify-single-word="false" style:writing-mode="lr-tb"/>
      <style:text-properties officeooo:paragraph-rsid="040fea8a"/>
    </style:style>
    <style:style style:name="P199" style:family="paragraph" style:parent-style-name="Standard">
      <style:paragraph-properties fo:text-align="justify" style:justify-single-word="false" style:writing-mode="lr-tb"/>
      <style:text-properties officeooo:paragraph-rsid="04153781"/>
    </style:style>
    <style:style style:name="P200" style:family="paragraph" style:parent-style-name="Standard">
      <style:paragraph-properties fo:text-align="justify" style:justify-single-word="false" style:writing-mode="lr-tb"/>
      <style:text-properties officeooo:paragraph-rsid="0416271a"/>
    </style:style>
    <style:style style:name="P201"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202" style:family="paragraph" style:parent-style-name="Text_20_body">
      <style:paragraph-properties fo:text-align="center" style:justify-single-word="false"/>
      <style:text-properties officeooo:paragraph-rsid="00182ee3"/>
    </style:style>
    <style:style style:name="P203"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204"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205"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206" style:family="paragraph" style:parent-style-name="Standard">
      <style:paragraph-properties fo:text-align="justify" style:justify-single-word="false" style:writing-mode="lr-tb"/>
      <style:text-properties fo:color="#ff0000" loext:opacity="100%" fo:font-weight="bold" officeooo:paragraph-rsid="03d6a059" style:font-weight-asian="bold" style:font-weight-complex="bold"/>
    </style:style>
    <style:style style:name="P207" style:family="paragraph" style:parent-style-name="Standard">
      <style:paragraph-properties fo:text-align="justify" style:justify-single-word="false" style:writing-mode="lr-tb"/>
      <style:text-properties fo:color="#ff0000" loext:opacity="100%" fo:font-weight="bold" officeooo:paragraph-rsid="03ffebc2" style:font-weight-asian="bold" style:font-weight-complex="bold"/>
    </style:style>
    <style:style style:name="P208" style:family="paragraph" style:parent-style-name="Preformatted_20_Text">
      <style:paragraph-properties fo:margin-top="0in" fo:margin-bottom="0.1965in" style:contextual-spacing="false"/>
    </style:style>
    <style:style style:name="P209" style:family="paragraph" style:parent-style-name="Standard">
      <style:text-properties officeooo:paragraph-rsid="02326b97"/>
    </style:style>
    <style:style style:name="P210" style:family="paragraph" style:parent-style-name="Text_20_body">
      <style:text-properties officeooo:paragraph-rsid="02326b97"/>
    </style:style>
    <style:style style:name="P211" style:family="paragraph" style:parent-style-name="Standard">
      <style:paragraph-properties fo:text-align="justify" style:justify-single-word="false" style:writing-mode="lr-tb"/>
      <style:text-properties fo:color="#000000" loext:opacity="100%" officeooo:paragraph-rsid="0017088b"/>
    </style:style>
    <style:style style:name="P212" style:family="paragraph" style:parent-style-name="Standard">
      <style:paragraph-properties fo:text-align="justify" style:justify-single-word="false" style:writing-mode="lr-tb"/>
      <style:text-properties fo:color="#000000" loext:opacity="100%" officeooo:paragraph-rsid="02bbcf04"/>
    </style:style>
    <style:style style:name="P213" style:family="paragraph" style:parent-style-name="Standard">
      <style:paragraph-properties fo:text-align="justify" style:justify-single-word="false" style:writing-mode="lr-tb"/>
      <style:text-properties fo:color="#000000" loext:opacity="100%" officeooo:paragraph-rsid="02c0f9a3"/>
    </style:style>
    <style:style style:name="P214" style:family="paragraph" style:parent-style-name="Standard">
      <style:paragraph-properties fo:text-align="justify" style:justify-single-word="false" style:writing-mode="lr-tb"/>
      <style:text-properties fo:color="#000000" loext:opacity="100%" officeooo:paragraph-rsid="02c32505"/>
    </style:style>
    <style:style style:name="P215" style:family="paragraph" style:parent-style-name="Standard">
      <style:paragraph-properties fo:text-align="justify" style:justify-single-word="false" style:writing-mode="lr-tb"/>
      <style:text-properties fo:color="#000000" loext:opacity="100%" officeooo:paragraph-rsid="02c769d6"/>
    </style:style>
    <style:style style:name="P216" style:family="paragraph" style:parent-style-name="Standard">
      <style:paragraph-properties fo:text-align="justify" style:justify-single-word="false" style:writing-mode="lr-tb"/>
      <style:text-properties fo:color="#000000" loext:opacity="100%" officeooo:paragraph-rsid="02d0300f"/>
    </style:style>
    <style:style style:name="P217"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218"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19" style:family="paragraph" style:parent-style-name="Standard">
      <style:paragraph-properties fo:text-align="justify" style:justify-single-word="false" style:writing-mode="lr-tb"/>
      <style:text-properties officeooo:rsid="0396deb5" officeooo:paragraph-rsid="0396deb5"/>
    </style:style>
    <style:style style:name="P220"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21" style:family="paragraph" style:parent-style-name="Heading_20_1">
      <style:paragraph-properties fo:text-align="center" style:justify-single-word="false"/>
      <style:text-properties fo:font-size="66pt" officeooo:paragraph-rsid="0196be83" style:font-size-asian="66pt" style:font-size-complex="66pt"/>
    </style:style>
    <style:style style:name="P222" style:family="paragraph" style:parent-style-name="Heading_20_1">
      <style:paragraph-properties fo:text-align="center" style:justify-single-word="false"/>
      <style:text-properties fo:font-size="22pt" officeooo:paragraph-rsid="01f6cf4d" style:font-size-asian="22pt" style:font-size-complex="22pt"/>
    </style:style>
    <style:style style:name="P223" style:family="paragraph" style:parent-style-name="Heading_20_1">
      <style:paragraph-properties fo:text-align="center" style:justify-single-word="false"/>
      <style:text-properties fo:color="#ff0000" loext:opacity="100%" officeooo:paragraph-rsid="00182ee3"/>
    </style:style>
    <style:style style:name="P224" style:family="paragraph" style:parent-style-name="Heading_20_1">
      <style:paragraph-properties fo:text-align="center" style:justify-single-word="false"/>
      <style:text-properties officeooo:paragraph-rsid="00182ee3"/>
    </style:style>
    <style:style style:name="P225" style:family="paragraph" style:parent-style-name="Heading_20_1" style:master-page-name="Content_20_1">
      <style:paragraph-properties fo:text-align="center" style:justify-single-word="false" style:page-number="auto"/>
      <style:text-properties officeooo:paragraph-rsid="01f6cf4d"/>
    </style:style>
    <style:style style:name="P226" style:family="paragraph" style:parent-style-name="Heading_20_1" style:master-page-name="Content_20_2">
      <style:paragraph-properties fo:text-align="center" style:justify-single-word="false" style:page-number="auto"/>
    </style:style>
    <style:style style:name="P227" style:family="paragraph" style:parent-style-name="Heading_20_1" style:master-page-name="Content_20_3">
      <style:paragraph-properties fo:text-align="center" style:justify-single-word="false" style:page-number="auto"/>
    </style:style>
    <style:style style:name="P228" style:family="paragraph" style:parent-style-name="Heading_20_1" style:master-page-name="Content_20_4">
      <style:paragraph-properties fo:text-align="center" style:justify-single-word="false" style:page-number="auto"/>
      <style:text-properties officeooo:paragraph-rsid="01fc69cf"/>
    </style:style>
    <style:style style:name="P229" style:family="paragraph" style:parent-style-name="Heading_20_1" style:master-page-name="Content_20_5">
      <style:paragraph-properties fo:text-align="center" style:justify-single-word="false" style:page-number="auto"/>
    </style:style>
    <style:style style:name="P230" style:family="paragraph" style:parent-style-name="Heading_20_1" style:master-page-name="Content_20_6">
      <style:paragraph-properties fo:text-align="center" style:justify-single-word="false" style:page-number="auto"/>
      <style:text-properties officeooo:paragraph-rsid="02c97c93"/>
    </style:style>
    <style:style style:name="P231" style:family="paragraph" style:parent-style-name="Heading_20_1" style:master-page-name="Content_20_7">
      <style:paragraph-properties fo:text-align="center" style:justify-single-word="false" style:page-number="auto"/>
    </style:style>
    <style:style style:name="P232" style:family="paragraph" style:parent-style-name="Heading_20_1">
      <style:paragraph-properties fo:text-align="center" style:justify-single-word="false" fo:break-before="page"/>
    </style:style>
    <style:style style:name="P233" style:family="paragraph" style:parent-style-name="Heading_20_1" style:master-page-name="Content">
      <style:paragraph-properties fo:text-align="start" style:justify-single-word="false" style:page-number="auto"/>
    </style:style>
    <style:style style:name="P234" style:family="paragraph" style:parent-style-name="Heading_20_1">
      <style:paragraph-properties fo:break-before="page"/>
    </style:style>
    <style:style style:name="P235" style:family="paragraph" style:parent-style-name="Heading_20_2">
      <style:paragraph-properties fo:text-align="center" style:justify-single-word="false"/>
    </style:style>
    <style:style style:name="P236" style:family="paragraph" style:parent-style-name="Heading_20_2">
      <style:paragraph-properties fo:text-align="center" style:justify-single-word="false"/>
      <style:text-properties officeooo:paragraph-rsid="0017088b"/>
    </style:style>
    <style:style style:name="P237" style:family="paragraph" style:parent-style-name="Heading_20_2">
      <style:paragraph-properties fo:text-align="center" style:justify-single-word="false"/>
      <style:text-properties officeooo:paragraph-rsid="01ebd0f2"/>
    </style:style>
    <style:style style:name="P238" style:family="paragraph" style:parent-style-name="Heading_20_2">
      <style:paragraph-properties fo:text-align="center" style:justify-single-word="false"/>
      <style:text-properties officeooo:paragraph-rsid="0258fca9"/>
    </style:style>
    <style:style style:name="P239" style:family="paragraph" style:parent-style-name="Heading_20_2">
      <style:paragraph-properties fo:text-align="center" style:justify-single-word="false"/>
      <style:text-properties fo:font-size="16pt" officeooo:rsid="005c5c80" style:font-size-asian="16pt" style:font-size-complex="16pt"/>
    </style:style>
    <style:style style:name="P240" style:family="paragraph" style:parent-style-name="Heading_20_2">
      <style:paragraph-properties fo:text-align="center" style:justify-single-word="false"/>
      <style:text-properties fo:color="#000000" loext:opacity="100%"/>
    </style:style>
    <style:style style:name="P241" style:family="paragraph" style:parent-style-name="Heading_20_3">
      <style:paragraph-properties fo:text-align="center" style:justify-single-word="false"/>
      <style:text-properties fo:color="#ff0000" loext:opacity="100%"/>
    </style:style>
    <style:style style:name="P242" style:family="paragraph" style:parent-style-name="Heading_20_3">
      <style:paragraph-properties fo:text-align="center" style:justify-single-word="false"/>
      <style:text-properties fo:color="#ff0000" loext:opacity="100%" officeooo:paragraph-rsid="021b3894"/>
    </style:style>
    <style:style style:name="P243"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44" style:family="paragraph" style:parent-style-name="Heading_20_3">
      <style:paragraph-properties fo:text-align="justify" style:justify-single-word="false"/>
    </style:style>
    <style:style style:name="P245" style:family="paragraph" style:parent-style-name="Heading_20_3">
      <style:paragraph-properties fo:text-align="justify" style:justify-single-word="false"/>
      <style:text-properties officeooo:paragraph-rsid="002bf890"/>
    </style:style>
    <style:style style:name="P246" style:family="paragraph" style:parent-style-name="Heading_20_3">
      <style:paragraph-properties fo:text-align="justify" style:justify-single-word="false"/>
      <style:text-properties officeooo:paragraph-rsid="021b3894"/>
    </style:style>
    <style:style style:name="P247" style:family="paragraph" style:parent-style-name="Heading_20_3">
      <style:paragraph-properties fo:text-align="center" style:justify-single-word="false"/>
    </style:style>
    <style:style style:name="P248" style:family="paragraph" style:parent-style-name="Heading_20_3">
      <style:paragraph-properties fo:text-align="center" style:justify-single-word="false"/>
      <style:text-properties officeooo:paragraph-rsid="005c5c80"/>
    </style:style>
    <style:style style:name="P249" style:family="paragraph" style:parent-style-name="Heading_20_4">
      <style:paragraph-properties fo:text-align="center" style:justify-single-word="false"/>
    </style:style>
    <style:style style:name="P250" style:family="paragraph" style:parent-style-name="Heading_20_4">
      <style:text-properties officeooo:paragraph-rsid="00cfb582"/>
    </style:style>
    <style:style style:name="P25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52"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53"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54"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55"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56"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57"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58" style:family="paragraph" style:parent-style-name="Standard" style:master-page-name="Standard">
      <style:paragraph-properties style:page-number="auto"/>
      <style:text-properties officeooo:paragraph-rsid="02326b97"/>
    </style:style>
    <style:style style:name="P259" style:family="paragraph" style:parent-style-name="Text_20_body" style:list-style-name="L1"/>
    <style:style style:name="P260"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style:text-underline-style="solid" style:text-underline-width="auto" style:text-underline-color="font-color"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1ec8274" style:font-style-asian="italic" style:font-style-complex="italic"/>
    </style:style>
    <style:style style:name="T19" style:family="text">
      <style:text-properties fo:font-style="italic" style:language-asian="zh" style:country-asian="CN" style:font-style-asian="italic" style:font-style-complex="italic"/>
    </style:style>
    <style:style style:name="T20" style:family="text">
      <style:text-properties officeooo:rsid="002deb85"/>
    </style:style>
    <style:style style:name="T21" style:family="text">
      <style:text-properties officeooo:rsid="002df77d"/>
    </style:style>
    <style:style style:name="T22" style:family="text">
      <style:text-properties officeooo:rsid="001ba1a7"/>
    </style:style>
    <style:style style:name="T23" style:family="text">
      <style:text-properties officeooo:rsid="001d5353"/>
    </style:style>
    <style:style style:name="T24" style:family="text">
      <style:text-properties officeooo:rsid="002502ec"/>
    </style:style>
    <style:style style:name="T25" style:family="text">
      <style:text-properties officeooo:rsid="0026ea81"/>
    </style:style>
    <style:style style:name="T26" style:family="text">
      <style:text-properties style:language-asian="zh" style:country-asian="CN"/>
    </style:style>
    <style:style style:name="T27" style:family="text">
      <style:text-properties officeooo:rsid="005cbdec" style:language-asian="zh" style:country-asian="CN"/>
    </style:style>
    <style:style style:name="T28" style:family="text">
      <style:text-properties fo:language="zh" fo:country="CN"/>
    </style:style>
    <style:style style:name="T29" style:family="text">
      <style:text-properties fo:language="zh" fo:country="CN" style:language-asian="zh" style:country-asian="CN"/>
    </style:style>
    <style:style style:name="T30" style:family="text">
      <style:text-properties officeooo:rsid="002b427b"/>
    </style:style>
    <style:style style:name="T31" style:family="text">
      <style:text-properties officeooo:rsid="0032e7df"/>
    </style:style>
    <style:style style:name="T32" style:family="text">
      <style:text-properties officeooo:rsid="003d2b53"/>
    </style:style>
    <style:style style:name="T33" style:family="text">
      <style:text-properties officeooo:rsid="0018a348"/>
    </style:style>
    <style:style style:name="T34" style:family="text">
      <style:text-properties officeooo:rsid="001d7f47"/>
    </style:style>
    <style:style style:name="T35" style:family="text">
      <style:text-properties officeooo:rsid="00247b96"/>
    </style:style>
    <style:style style:name="T36" style:family="text">
      <style:text-properties officeooo:rsid="002a8198"/>
    </style:style>
    <style:style style:name="T37" style:family="text">
      <style:text-properties officeooo:rsid="003da4d8"/>
    </style:style>
    <style:style style:name="T38" style:family="text">
      <style:text-properties officeooo:rsid="0041b2f3"/>
    </style:style>
    <style:style style:name="T39" style:family="text">
      <style:text-properties officeooo:rsid="00451c72"/>
    </style:style>
    <style:style style:name="T40" style:family="text">
      <style:text-properties officeooo:rsid="0045634e"/>
    </style:style>
    <style:style style:name="T41" style:family="text">
      <style:text-properties officeooo:rsid="0047343c"/>
    </style:style>
    <style:style style:name="T42" style:family="text">
      <style:text-properties officeooo:rsid="004810ed"/>
    </style:style>
    <style:style style:name="T43" style:family="text">
      <style:text-properties fo:color="#000000" loext:opacity="100%"/>
    </style:style>
    <style:style style:name="T44" style:family="text">
      <style:text-properties fo:color="#000000" loext:opacity="100%" style:text-underline-style="none"/>
    </style:style>
    <style:style style:name="T45" style:family="text">
      <style:text-properties fo:color="#000000" loext:opacity="100%" style:text-underline-style="none" officeooo:rsid="00d08efb"/>
    </style:style>
    <style:style style:name="T46" style:family="text">
      <style:text-properties fo:color="#000000" loext:opacity="100%" style:text-underline-style="none" fo:font-weight="normal" style:font-weight-asian="normal" style:font-weight-complex="normal"/>
    </style:style>
    <style:style style:name="T47" style:family="text">
      <style:text-properties fo:color="#000000" loext:opacity="100%" style:text-underline-style="none" fo:font-weight="normal" officeooo:rsid="0230fc61" style:font-weight-asian="normal" style:font-weight-complex="normal"/>
    </style:style>
    <style:style style:name="T48" style:family="text">
      <style:text-properties fo:color="#000000" loext:opacity="100%" style:text-underline-style="none" officeooo:rsid="0230fc61"/>
    </style:style>
    <style:style style:name="T49" style:family="text">
      <style:text-properties fo:color="#000000" loext:opacity="100%" style:text-underline-style="none" officeooo:rsid="022fbc05"/>
    </style:style>
    <style:style style:name="T50" style:family="text">
      <style:text-properties fo:color="#000000" loext:opacity="100%" style:text-underline-style="solid" style:text-underline-width="auto" style:text-underline-color="font-color" fo:font-weight="normal" style:font-weight-asian="normal" style:font-weight-complex="normal"/>
    </style:style>
    <style:style style:name="T51" style:family="text">
      <style:text-properties fo:color="#000000" loext:opacity="100%" fo:font-style="normal" style:text-underline-style="none" style:font-style-asian="normal" style:font-style-complex="normal"/>
    </style:style>
    <style:style style:name="T52" style:family="text">
      <style:text-properties fo:color="#000000" loext:opacity="100%" fo:font-style="normal" style:text-underline-style="none" officeooo:rsid="0230fc61" style:font-style-asian="normal" style:font-style-complex="normal"/>
    </style:style>
    <style:style style:name="T53" style:family="text">
      <style:text-properties fo:color="#000000" loext:opacity="100%" fo:font-style="normal" style:text-underline-style="none" officeooo:rsid="00d08efb" style:font-style-asian="normal" style:font-style-complex="normal"/>
    </style:style>
    <style:style style:name="T54" style:family="text">
      <style:text-properties fo:color="#000000" loext:opacity="100%" fo:font-style="normal" fo:font-weight="bold" style:font-style-asian="normal" style:font-weight-asian="bold" style:font-style-complex="normal" style:font-weight-complex="bold"/>
    </style:style>
    <style:style style:name="T55" style:family="text">
      <style:text-properties fo:color="#000000" loext:opacity="100%" fo:font-style="normal" fo:font-weight="normal" style:font-style-asian="normal" style:font-weight-asian="normal" style:font-style-complex="normal" style:font-weight-complex="normal"/>
    </style:style>
    <style:style style:name="T56" style:family="text">
      <style:text-properties fo:color="#000000" loext:opacity="100%" fo:font-style="normal" fo:font-weight="normal" officeooo:rsid="0403bfbe" style:font-style-asian="normal" style:font-weight-asian="normal" style:font-style-complex="normal" style:font-weight-complex="normal"/>
    </style:style>
    <style:style style:name="T57" style:family="text">
      <style:text-properties fo:color="#000000" loext:opacity="100%" fo:font-weight="normal" style:font-weight-asian="normal" style:font-weight-complex="normal"/>
    </style:style>
    <style:style style:name="T58" style:family="text">
      <style:text-properties fo:color="#000000" loext:opacity="100%" fo:font-weight="normal" officeooo:rsid="02cbed1d" style:font-weight-asian="normal" style:font-weight-complex="normal"/>
    </style:style>
    <style:style style:name="T59" style:family="text">
      <style:text-properties fo:color="#000000" loext:opacity="100%" fo:font-weight="normal" officeooo:rsid="02cca00c" style:font-weight-asian="normal" style:font-weight-complex="normal"/>
    </style:style>
    <style:style style:name="T60" style:family="text">
      <style:text-properties fo:color="#000000" loext:opacity="100%" fo:font-weight="normal" officeooo:rsid="02d1a873" style:font-weight-asian="normal" style:font-weight-complex="normal"/>
    </style:style>
    <style:style style:name="T61" style:family="text">
      <style:text-properties fo:color="#000000" loext:opacity="100%" fo:font-weight="normal" officeooo:rsid="02d1adcd" style:font-weight-asian="normal" style:font-weight-complex="normal"/>
    </style:style>
    <style:style style:name="T62" style:family="text">
      <style:text-properties fo:color="#000000" loext:opacity="100%" fo:font-weight="normal" officeooo:rsid="0300c317" style:font-weight-asian="normal" style:font-weight-complex="normal"/>
    </style:style>
    <style:style style:name="T63" style:family="text">
      <style:text-properties fo:color="#000000" loext:opacity="100%" fo:font-weight="normal" officeooo:rsid="02ff524e" style:font-weight-asian="normal" style:font-weight-complex="normal"/>
    </style:style>
    <style:style style:name="T64" style:family="text">
      <style:text-properties fo:color="#000000" loext:opacity="100%" fo:font-weight="normal" officeooo:rsid="03029dec" style:font-weight-asian="normal" style:font-weight-complex="normal"/>
    </style:style>
    <style:style style:name="T65" style:family="text">
      <style:text-properties fo:color="#000000" loext:opacity="100%" fo:font-weight="normal" officeooo:rsid="030d9f7b" style:font-weight-asian="normal" style:font-weight-complex="normal"/>
    </style:style>
    <style:style style:name="T66" style:family="text">
      <style:text-properties fo:color="#000000" loext:opacity="100%" fo:font-weight="normal" officeooo:rsid="030ed78a" style:font-weight-asian="normal" style:font-weight-complex="normal"/>
    </style:style>
    <style:style style:name="T67" style:family="text">
      <style:text-properties fo:color="#000000" loext:opacity="100%" fo:font-weight="normal" officeooo:rsid="0321b914" style:font-weight-asian="normal" style:font-weight-complex="normal"/>
    </style:style>
    <style:style style:name="T68" style:family="text">
      <style:text-properties fo:color="#000000" loext:opacity="100%" fo:font-weight="normal" officeooo:rsid="037e3e8c" style:font-weight-asian="normal" style:font-weight-complex="normal"/>
    </style:style>
    <style:style style:name="T69" style:family="text">
      <style:text-properties fo:color="#000000" loext:opacity="100%" fo:font-weight="normal" officeooo:rsid="03b7fa3a" style:font-weight-asian="normal" style:font-weight-complex="normal"/>
    </style:style>
    <style:style style:name="T70" style:family="text">
      <style:text-properties fo:color="#000000" loext:opacity="100%" fo:font-weight="normal" officeooo:rsid="03bcc065" style:font-weight-asian="normal" style:font-weight-complex="normal"/>
    </style:style>
    <style:style style:name="T71" style:family="text">
      <style:text-properties fo:color="#000000" loext:opacity="100%" fo:font-weight="normal" officeooo:rsid="03c46929" style:font-weight-asian="normal" style:font-weight-complex="normal"/>
    </style:style>
    <style:style style:name="T72" style:family="text">
      <style:text-properties fo:color="#000000" loext:opacity="100%" fo:font-weight="normal" officeooo:rsid="03c7786e" style:font-weight-asian="normal" style:font-weight-complex="normal"/>
    </style:style>
    <style:style style:name="T73" style:family="text">
      <style:text-properties fo:color="#000000" loext:opacity="100%" fo:font-weight="normal" officeooo:rsid="03c978c4" style:font-weight-asian="normal" style:font-weight-complex="normal"/>
    </style:style>
    <style:style style:name="T74" style:family="text">
      <style:text-properties fo:color="#000000" loext:opacity="100%" fo:font-weight="normal" officeooo:rsid="03d03188" style:font-weight-asian="normal" style:font-weight-complex="normal"/>
    </style:style>
    <style:style style:name="T75" style:family="text">
      <style:text-properties fo:color="#000000" loext:opacity="100%" fo:font-weight="normal" officeooo:rsid="03d1d1c2" style:font-weight-asian="normal" style:font-weight-complex="normal"/>
    </style:style>
    <style:style style:name="T76" style:family="text">
      <style:text-properties fo:color="#000000" loext:opacity="100%" fo:font-weight="normal" officeooo:rsid="03d2945d" style:font-weight-asian="normal" style:font-weight-complex="normal"/>
    </style:style>
    <style:style style:name="T77" style:family="text">
      <style:text-properties fo:color="#000000" loext:opacity="100%" fo:font-weight="normal" officeooo:rsid="03d44da8" style:font-weight-asian="normal" style:font-weight-complex="normal"/>
    </style:style>
    <style:style style:name="T78" style:family="text">
      <style:text-properties fo:color="#000000" loext:opacity="100%" fo:font-weight="normal" officeooo:rsid="03d5146b" style:font-weight-asian="normal" style:font-weight-complex="normal"/>
    </style:style>
    <style:style style:name="T79" style:family="text">
      <style:text-properties fo:color="#000000" loext:opacity="100%" fo:font-weight="normal" officeooo:rsid="03d54460" style:font-weight-asian="normal" style:font-weight-complex="normal"/>
    </style:style>
    <style:style style:name="T80" style:family="text">
      <style:text-properties fo:color="#000000" loext:opacity="100%" fo:font-weight="normal" officeooo:rsid="03d75e11" style:font-weight-asian="normal" style:font-weight-complex="normal"/>
    </style:style>
    <style:style style:name="T81" style:family="text">
      <style:text-properties fo:color="#000000" loext:opacity="100%" fo:font-weight="normal" officeooo:rsid="03d8322f" style:font-weight-asian="normal" style:font-weight-complex="normal"/>
    </style:style>
    <style:style style:name="T82" style:family="text">
      <style:text-properties fo:color="#000000" loext:opacity="100%" fo:font-weight="normal" officeooo:rsid="03dc127d" style:font-weight-asian="normal" style:font-weight-complex="normal"/>
    </style:style>
    <style:style style:name="T83" style:family="text">
      <style:text-properties fo:color="#000000" loext:opacity="100%" fo:font-weight="normal" officeooo:rsid="03df0762" style:font-weight-asian="normal" style:font-weight-complex="normal"/>
    </style:style>
    <style:style style:name="T84" style:family="text">
      <style:text-properties fo:color="#000000" loext:opacity="100%" fo:font-weight="normal" officeooo:rsid="03df3ca1" style:font-weight-asian="normal" style:font-weight-complex="normal"/>
    </style:style>
    <style:style style:name="T85" style:family="text">
      <style:text-properties fo:color="#000000" loext:opacity="100%" fo:font-weight="normal" officeooo:rsid="03f702d0" style:font-weight-asian="normal" style:font-weight-complex="normal"/>
    </style:style>
    <style:style style:name="T86" style:family="text">
      <style:text-properties fo:color="#000000" loext:opacity="100%" fo:font-weight="normal" officeooo:rsid="0403bfbe" style:font-weight-asian="normal" style:font-weight-complex="normal"/>
    </style:style>
    <style:style style:name="T87" style:family="text">
      <style:text-properties fo:color="#000000" loext:opacity="100%" fo:font-weight="normal" officeooo:rsid="0406e063" style:font-weight-asian="normal" style:font-weight-complex="normal"/>
    </style:style>
    <style:style style:name="T88" style:family="text">
      <style:text-properties fo:color="#000000" loext:opacity="100%" fo:font-weight="normal" officeooo:rsid="0407f1e8" style:font-weight-asian="normal" style:font-weight-complex="normal"/>
    </style:style>
    <style:style style:name="T89" style:family="text">
      <style:text-properties fo:color="#000000" loext:opacity="100%" fo:font-weight="normal" officeooo:rsid="04082268" style:font-weight-asian="normal" style:font-weight-complex="normal"/>
    </style:style>
    <style:style style:name="T90" style:family="text">
      <style:text-properties fo:color="#000000" loext:opacity="100%" fo:font-weight="normal" style:font-size-asian="10.5pt" style:font-weight-asian="normal" style:font-weight-complex="normal"/>
    </style:style>
    <style:style style:name="T91" style:family="text">
      <style:text-properties fo:color="#000000" loext:opacity="100%" fo:font-weight="normal" fo:background-color="transparent" loext:char-shading-value="0" style:font-weight-asian="normal" style:font-weight-complex="normal"/>
    </style:style>
    <style:style style:name="T92" style:family="text">
      <style:text-properties fo:color="#000000" loext:opacity="100%" fo:font-weight="normal" officeooo:rsid="03dd9729" fo:background-color="transparent" loext:char-shading-value="0" style:font-weight-asian="normal" style:font-weight-complex="normal"/>
    </style:style>
    <style:style style:name="T93" style:family="text">
      <style:text-properties fo:color="#000000" loext:opacity="100%" fo:font-weight="bold" style:font-weight-asian="bold" style:font-weight-complex="bold"/>
    </style:style>
    <style:style style:name="T94" style:family="text">
      <style:text-properties fo:color="#000000" loext:opacity="100%" officeooo:rsid="02be7781"/>
    </style:style>
    <style:style style:name="T95" style:family="text">
      <style:text-properties fo:color="#000000" loext:opacity="100%" fo:font-size="10.5pt" fo:font-weight="normal" style:font-weight-asian="normal" style:font-weight-complex="normal"/>
    </style:style>
    <style:style style:name="T96" style:family="text">
      <style:text-properties officeooo:rsid="004c5afa"/>
    </style:style>
    <style:style style:name="T97" style:family="text">
      <style:text-properties officeooo:rsid="004fd689"/>
    </style:style>
    <style:style style:name="T98" style:family="text">
      <style:text-properties officeooo:rsid="005172a0"/>
    </style:style>
    <style:style style:name="T99" style:family="text">
      <style:text-properties officeooo:rsid="005626d2"/>
    </style:style>
    <style:style style:name="T100" style:family="text">
      <style:text-properties fo:font-size="10.5pt" fo:font-style="italic" style:font-name-asian="Liberation Serif" style:font-size-asian="10.5pt" style:font-style-asian="italic" style:font-size-complex="10.5pt" style:font-style-complex="italic"/>
    </style:style>
    <style:style style:name="T101" style:family="text">
      <style:text-properties fo:font-size="10.5pt" style:font-name-asian="Liberation Serif" style:font-size-asian="10.5pt" style:font-size-complex="10.5pt"/>
    </style:style>
    <style:style style:name="T102" style:family="text">
      <style:text-properties fo:font-size="10.5pt" style:font-name-asian="Noto Serif CJK SC" style:font-size-asian="10.5pt" style:font-size-complex="10.5pt"/>
    </style:style>
    <style:style style:name="T103" style:family="text">
      <style:text-properties style:font-name="Liberation Serif" fo:font-size="10.5pt" fo:font-style="italic" style:font-name-asian="Liberation Serif" style:font-size-asian="10.5pt" style:font-style-asian="italic" style:font-size-complex="10.5pt" style:font-style-complex="italic"/>
    </style:style>
    <style:style style:name="T104"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5"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6"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07"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08" style:family="text">
      <style:text-properties officeooo:rsid="005c5c80"/>
    </style:style>
    <style:style style:name="T109" style:family="text">
      <style:text-properties fo:font-weight="normal" style:font-weight-asian="normal" style:font-weight-complex="normal"/>
    </style:style>
    <style:style style:name="T110" style:family="text">
      <style:text-properties fo:font-weight="normal" officeooo:rsid="01d5356e" style:font-weight-asian="normal" style:font-weight-complex="normal"/>
    </style:style>
    <style:style style:name="T111" style:family="text">
      <style:text-properties fo:font-weight="normal" officeooo:rsid="02ce7724" style:font-weight-asian="normal" style:font-weight-complex="normal"/>
    </style:style>
    <style:style style:name="T112" style:family="text">
      <style:text-properties fo:font-weight="normal" officeooo:rsid="02db35f8" style:font-weight-asian="normal" style:font-weight-complex="normal"/>
    </style:style>
    <style:style style:name="T113" style:family="text">
      <style:text-properties fo:font-weight="normal" officeooo:rsid="0338e7c7" style:font-weight-asian="normal" style:font-weight-complex="normal"/>
    </style:style>
    <style:style style:name="T114" style:family="text">
      <style:text-properties fo:font-weight="normal" officeooo:rsid="033bdf29"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5c5c80" style:font-weight-asian="bold" style:font-weight-complex="bold"/>
    </style:style>
    <style:style style:name="T117" style:family="text">
      <style:text-properties fo:font-weight="bold" officeooo:rsid="02c79705" style:font-weight-asian="bold" style:font-weight-complex="bold"/>
    </style:style>
    <style:style style:name="T118" style:family="text">
      <style:text-properties fo:font-weight="bold" officeooo:rsid="02f05c81" style:font-weight-asian="bold" style:font-weight-complex="bold"/>
    </style:style>
    <style:style style:name="T119" style:family="text">
      <style:text-properties fo:font-weight="bold" officeooo:rsid="0358d626" style:font-weight-asian="bold" style:font-weight-complex="bold"/>
    </style:style>
    <style:style style:name="T120" style:family="text">
      <style:text-properties fo:font-weight="bold" officeooo:rsid="035c4fcc" style:font-weight-asian="bold" style:font-weight-complex="bold"/>
    </style:style>
    <style:style style:name="T121" style:family="text">
      <style:text-properties fo:font-weight="bold" style:language-asian="zh" style:country-asian="CN" style:font-weight-asian="bold" style:font-weight-complex="bold"/>
    </style:style>
    <style:style style:name="T122" style:family="text">
      <style:text-properties officeooo:rsid="005ecb2c"/>
    </style:style>
    <style:style style:name="T123" style:family="text">
      <style:text-properties officeooo:rsid="00633085"/>
    </style:style>
    <style:style style:name="T124" style:family="text">
      <style:text-properties officeooo:rsid="0069cd20"/>
    </style:style>
    <style:style style:name="T125" style:family="text">
      <style:text-properties officeooo:rsid="00761b78"/>
    </style:style>
    <style:style style:name="T126" style:family="text">
      <style:text-properties officeooo:rsid="007c7e41"/>
    </style:style>
    <style:style style:name="T127" style:family="text">
      <style:text-properties officeooo:rsid="007da9a8"/>
    </style:style>
    <style:style style:name="T128" style:family="text">
      <style:text-properties officeooo:rsid="0084665f"/>
    </style:style>
    <style:style style:name="T129" style:family="text">
      <style:text-properties fo:font-style="normal"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8597e2"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4" style:family="text">
      <style:text-properties officeooo:rsid="008a2d4a"/>
    </style:style>
    <style:style style:name="T135" style:family="text">
      <style:text-properties officeooo:rsid="0094a94a"/>
    </style:style>
    <style:style style:name="T136" style:family="text">
      <style:text-properties officeooo:rsid="0094f686"/>
    </style:style>
    <style:style style:name="T137" style:family="text">
      <style:text-properties officeooo:rsid="0095e257"/>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ab5740" style:font-weight-asian="normal" style:font-weight-complex="normal"/>
    </style:style>
    <style:style style:name="T143" style:family="text">
      <style:text-properties officeooo:rsid="00ade419"/>
    </style:style>
    <style:style style:name="T144" style:family="text">
      <style:text-properties officeooo:rsid="00b16c1b"/>
    </style:style>
    <style:style style:name="T145" style:family="text">
      <style:text-properties officeooo:rsid="00c9b7b7"/>
    </style:style>
    <style:style style:name="T146" style:family="text">
      <style:text-properties officeooo:rsid="00cfb582"/>
    </style:style>
    <style:style style:name="T147" style:family="text">
      <style:text-properties officeooo:rsid="00d128ae"/>
    </style:style>
    <style:style style:name="T148" style:family="text">
      <style:text-properties officeooo:rsid="00d5a2f9"/>
    </style:style>
    <style:style style:name="T149" style:family="text">
      <style:text-properties officeooo:rsid="00db41d4"/>
    </style:style>
    <style:style style:name="T150" style:family="text">
      <style:text-properties officeooo:rsid="00e8795b"/>
    </style:style>
    <style:style style:name="T151" style:family="text">
      <style:text-properties officeooo:rsid="00ea9142"/>
    </style:style>
    <style:style style:name="T152" style:family="text">
      <style:text-properties officeooo:rsid="00ebd3e2"/>
    </style:style>
    <style:style style:name="T153" style:family="text">
      <style:text-properties officeooo:rsid="00ed01d3"/>
    </style:style>
    <style:style style:name="T154" style:family="text">
      <style:text-properties officeooo:rsid="00f1e5fd"/>
    </style:style>
    <style:style style:name="T155" style:family="text">
      <style:text-properties officeooo:rsid="0102999c"/>
    </style:style>
    <style:style style:name="T156" style:family="text">
      <style:text-properties officeooo:rsid="0105f975"/>
    </style:style>
    <style:style style:name="T157" style:family="text">
      <style:text-properties officeooo:rsid="0107d071"/>
    </style:style>
    <style:style style:name="T158" style:family="text">
      <style:text-properties officeooo:rsid="010fde23"/>
    </style:style>
    <style:style style:name="T159" style:family="text">
      <style:text-properties officeooo:rsid="0126f95a"/>
    </style:style>
    <style:style style:name="T160" style:family="text">
      <style:text-properties officeooo:rsid="0128149a"/>
    </style:style>
    <style:style style:name="T161" style:family="text">
      <style:text-properties officeooo:rsid="012afb97"/>
    </style:style>
    <style:style style:name="T162" style:family="text">
      <style:text-properties officeooo:rsid="012bca88"/>
    </style:style>
    <style:style style:name="T163" style:family="text">
      <style:text-properties officeooo:rsid="012d0ce5"/>
    </style:style>
    <style:style style:name="T164" style:family="text">
      <style:text-properties officeooo:rsid="01304662"/>
    </style:style>
    <style:style style:name="T165" style:family="text">
      <style:text-properties officeooo:rsid="0130bb3b"/>
    </style:style>
    <style:style style:name="T166" style:family="text">
      <style:text-properties officeooo:rsid="0131b956"/>
    </style:style>
    <style:style style:name="T167" style:family="text">
      <style:text-properties officeooo:rsid="0137ecfc"/>
    </style:style>
    <style:style style:name="T168" style:family="text">
      <style:text-properties officeooo:rsid="013a5a92"/>
    </style:style>
    <style:style style:name="T169" style:family="text">
      <style:text-properties officeooo:rsid="01410279"/>
    </style:style>
    <style:style style:name="T170" style:family="text">
      <style:text-properties officeooo:rsid="0141c49a"/>
    </style:style>
    <style:style style:name="T171" style:family="text">
      <style:text-properties officeooo:rsid="01453cf8"/>
    </style:style>
    <style:style style:name="T172" style:family="text">
      <style:text-properties officeooo:rsid="0147f266"/>
    </style:style>
    <style:style style:name="T173" style:family="text">
      <style:text-properties officeooo:rsid="014a11ac"/>
    </style:style>
    <style:style style:name="T174" style:family="text">
      <style:text-properties officeooo:rsid="014b1f6d"/>
    </style:style>
    <style:style style:name="T175" style:family="text">
      <style:text-properties officeooo:rsid="014b3c10"/>
    </style:style>
    <style:style style:name="T176" style:family="text">
      <style:text-properties officeooo:rsid="014db3c4"/>
    </style:style>
    <style:style style:name="T177" style:family="text">
      <style:text-properties officeooo:rsid="0156186b"/>
    </style:style>
    <style:style style:name="T178" style:family="text">
      <style:text-properties officeooo:rsid="01561f6e"/>
    </style:style>
    <style:style style:name="T179" style:family="text">
      <style:text-properties officeooo:rsid="0159c3c3"/>
    </style:style>
    <style:style style:name="T180" style:family="text">
      <style:text-properties officeooo:rsid="01708dfc"/>
    </style:style>
    <style:style style:name="T181" style:family="text">
      <style:text-properties officeooo:rsid="01730b9b"/>
    </style:style>
    <style:style style:name="T182" style:family="text">
      <style:text-properties officeooo:rsid="0178a38d"/>
    </style:style>
    <style:style style:name="T183" style:family="text">
      <style:text-properties officeooo:rsid="018649e4"/>
    </style:style>
    <style:style style:name="T184" style:family="text">
      <style:text-properties officeooo:rsid="01886b57"/>
    </style:style>
    <style:style style:name="T185" style:family="text">
      <style:text-properties officeooo:rsid="018c35e9"/>
    </style:style>
    <style:style style:name="T186" style:family="text">
      <style:text-properties officeooo:rsid="018e3ab7"/>
    </style:style>
    <style:style style:name="T187" style:family="text">
      <style:text-properties officeooo:rsid="018fc98e"/>
    </style:style>
    <style:style style:name="T188" style:family="text">
      <style:text-properties officeooo:rsid="01916148"/>
    </style:style>
    <style:style style:name="T189" style:family="text">
      <style:text-properties officeooo:rsid="01916819"/>
    </style:style>
    <style:style style:name="T190" style:family="text">
      <style:text-properties officeooo:rsid="0194e643"/>
    </style:style>
    <style:style style:name="T191" style:family="text">
      <style:text-properties officeooo:rsid="01a3cd81"/>
    </style:style>
    <style:style style:name="T192" style:family="text">
      <style:text-properties officeooo:rsid="01e8c562"/>
    </style:style>
    <style:style style:name="T193" style:family="text">
      <style:text-properties officeooo:rsid="01ee3332"/>
    </style:style>
    <style:style style:name="T194" style:family="text">
      <style:text-properties officeooo:rsid="01f11bec"/>
    </style:style>
    <style:style style:name="T195" style:family="text">
      <style:text-properties officeooo:rsid="01f51a7c"/>
    </style:style>
    <style:style style:name="T196" style:family="text">
      <style:text-properties officeooo:rsid="01fd975b"/>
    </style:style>
    <style:style style:name="T197" style:family="text">
      <style:text-properties officeooo:rsid="01ff7ec7"/>
    </style:style>
    <style:style style:name="T198" style:family="text">
      <style:text-properties officeooo:rsid="02019fc2"/>
    </style:style>
    <style:style style:name="T199" style:family="text">
      <style:text-properties officeooo:rsid="0214386f"/>
    </style:style>
    <style:style style:name="T200" style:family="text">
      <style:text-properties officeooo:rsid="021550c5"/>
    </style:style>
    <style:style style:name="T201" style:family="text">
      <style:text-properties fo:font-size="15pt" fo:font-weight="bold" style:font-size-asian="15pt" style:font-weight-asian="bold" style:font-size-complex="15pt" style:font-weight-complex="bold"/>
    </style:style>
    <style:style style:name="T202" style:family="text">
      <style:text-properties officeooo:rsid="025786f6"/>
    </style:style>
    <style:style style:name="T203" style:family="text">
      <style:text-properties officeooo:rsid="0258fca9"/>
    </style:style>
    <style:style style:name="T204" style:family="text">
      <style:text-properties officeooo:rsid="029224e0"/>
    </style:style>
    <style:style style:name="T205" style:family="text">
      <style:text-properties officeooo:rsid="0292279c"/>
    </style:style>
    <style:style style:name="T206" style:family="text">
      <style:text-properties officeooo:rsid="02960b47"/>
    </style:style>
    <style:style style:name="T207" style:family="text">
      <style:text-properties officeooo:rsid="029815a2"/>
    </style:style>
    <style:style style:name="T208" style:family="text">
      <style:text-properties officeooo:rsid="029f8146"/>
    </style:style>
    <style:style style:name="T209" style:family="text">
      <style:text-properties officeooo:rsid="02a0b137"/>
    </style:style>
    <style:style style:name="T210" style:family="text">
      <style:text-properties officeooo:rsid="02a213a9"/>
    </style:style>
    <style:style style:name="T211" style:family="text">
      <style:text-properties officeooo:rsid="02a2ed06"/>
    </style:style>
    <style:style style:name="T212" style:family="text">
      <style:text-properties officeooo:rsid="02a49846"/>
    </style:style>
    <style:style style:name="T213" style:family="text">
      <style:text-properties officeooo:rsid="02a59820"/>
    </style:style>
    <style:style style:name="T214" style:family="text">
      <style:text-properties officeooo:rsid="02a7854c"/>
    </style:style>
    <style:style style:name="T215" style:family="text">
      <style:text-properties officeooo:rsid="02aba300"/>
    </style:style>
    <style:style style:name="T216" style:family="text">
      <style:text-properties officeooo:rsid="02b64d54"/>
    </style:style>
    <style:style style:name="T217" style:family="text">
      <style:text-properties officeooo:rsid="02b78fd9"/>
    </style:style>
    <style:style style:name="T218" style:family="text">
      <style:text-properties officeooo:rsid="02bac7a3"/>
    </style:style>
    <style:style style:name="T219" style:family="text">
      <style:text-properties officeooo:rsid="02bbcf04"/>
    </style:style>
    <style:style style:name="T220" style:family="text">
      <style:text-properties officeooo:rsid="02c26045"/>
    </style:style>
    <style:style style:name="T221" style:family="text">
      <style:text-properties officeooo:rsid="02c64ade"/>
    </style:style>
    <style:style style:name="T222" style:family="text">
      <style:text-properties officeooo:rsid="02c769d6"/>
    </style:style>
    <style:style style:name="T223" style:family="text">
      <style:text-properties officeooo:rsid="02d0300f"/>
    </style:style>
    <style:style style:name="T224" style:family="text">
      <style:text-properties officeooo:rsid="02d2dce5"/>
    </style:style>
    <style:style style:name="T225" style:family="text">
      <style:text-properties officeooo:rsid="02d483f9"/>
    </style:style>
    <style:style style:name="T226" style:family="text">
      <style:text-properties officeooo:rsid="02d6adbd"/>
    </style:style>
    <style:style style:name="T227" style:family="text">
      <style:text-properties officeooo:rsid="02d96f48"/>
    </style:style>
    <style:style style:name="T228" style:family="text">
      <style:text-properties officeooo:rsid="02dc942a"/>
    </style:style>
    <style:style style:name="T229" style:family="text">
      <style:text-properties officeooo:rsid="02dd979c"/>
    </style:style>
    <style:style style:name="T230" style:family="text">
      <style:text-properties officeooo:rsid="02de8c09"/>
    </style:style>
    <style:style style:name="T231" style:family="text">
      <style:text-properties officeooo:rsid="02e1b7bb"/>
    </style:style>
    <style:style style:name="T232" style:family="text">
      <style:text-properties officeooo:rsid="02e6e87e"/>
    </style:style>
    <style:style style:name="T233" style:family="text">
      <style:text-properties officeooo:rsid="02ebec7c"/>
    </style:style>
    <style:style style:name="T234" style:family="text">
      <style:text-properties officeooo:rsid="02ecfdad"/>
    </style:style>
    <style:style style:name="T235" style:family="text">
      <style:text-properties officeooo:rsid="02f05c81"/>
    </style:style>
    <style:style style:name="T236" style:family="text">
      <style:text-properties officeooo:rsid="02f1ae95"/>
    </style:style>
    <style:style style:name="T237" style:family="text">
      <style:text-properties officeooo:rsid="02f68489"/>
    </style:style>
    <style:style style:name="T238" style:family="text">
      <style:text-properties officeooo:rsid="02fab717"/>
    </style:style>
    <style:style style:name="T239" style:family="text">
      <style:text-properties officeooo:rsid="02fd17da"/>
    </style:style>
    <style:style style:name="T240" style:family="text">
      <style:text-properties officeooo:rsid="02fde0a9"/>
    </style:style>
    <style:style style:name="T241" style:family="text">
      <style:text-properties officeooo:rsid="02ff524e"/>
    </style:style>
    <style:style style:name="T242" style:family="text">
      <style:text-properties officeooo:rsid="030fffd5"/>
    </style:style>
    <style:style style:name="T243" style:family="text">
      <style:text-properties officeooo:rsid="03229693"/>
    </style:style>
    <style:style style:name="T244" style:family="text">
      <style:text-properties officeooo:rsid="0322a937"/>
    </style:style>
    <style:style style:name="T245" style:family="text">
      <style:text-properties officeooo:rsid="033077b9"/>
    </style:style>
    <style:style style:name="T246" style:family="text">
      <style:text-properties style:font-name="Noto Serif CJK SC" fo:font-size="10.5pt" fo:font-style="italic" style:font-name-asian="Noto Serif CJK SC" style:font-size-asian="10.5pt" style:font-style-asian="italic" style:font-size-complex="10.5pt" style:font-style-complex="italic"/>
    </style:style>
    <style:style style:name="T247"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48" style:family="text">
      <style:text-properties officeooo:rsid="0335fe6f"/>
    </style:style>
    <style:style style:name="T249" style:family="text">
      <style:text-properties officeooo:rsid="033cff4c"/>
    </style:style>
    <style:style style:name="T250" style:family="text">
      <style:text-properties officeooo:rsid="0350d6e4"/>
    </style:style>
    <style:style style:name="T251" style:family="text">
      <style:text-properties officeooo:rsid="03519ed4"/>
    </style:style>
    <style:style style:name="T252" style:family="text">
      <style:text-properties officeooo:rsid="03598696"/>
    </style:style>
    <style:style style:name="T253" style:family="text">
      <style:text-properties officeooo:rsid="035b45e2"/>
    </style:style>
    <style:style style:name="T254" style:family="text">
      <style:text-properties officeooo:rsid="0376f2d6"/>
    </style:style>
    <style:style style:name="T255" style:family="text">
      <style:text-properties officeooo:rsid="037753f1"/>
    </style:style>
    <style:style style:name="T256" style:family="text">
      <style:text-properties officeooo:rsid="03811e88"/>
    </style:style>
    <style:style style:name="T257" style:family="text">
      <style:text-properties officeooo:rsid="03817ef9"/>
    </style:style>
    <style:style style:name="T258" style:family="text">
      <style:text-properties officeooo:rsid="038275eb"/>
    </style:style>
    <style:style style:name="T259" style:family="text">
      <style:text-properties officeooo:rsid="03833fc6"/>
    </style:style>
    <style:style style:name="T260" style:family="text">
      <style:text-properties officeooo:rsid="0383d7ca"/>
    </style:style>
    <style:style style:name="T261" style:family="text">
      <style:text-properties officeooo:rsid="03857534"/>
    </style:style>
    <style:style style:name="T262" style:family="text">
      <style:text-properties fo:color="#111111" loext:opacity="100%" fo:font-weight="normal" style:font-weight-asian="normal" style:font-weight-complex="normal"/>
    </style:style>
    <style:style style:name="T263" style:family="text">
      <style:text-properties fo:color="#111111" loext:opacity="100%" fo:font-weight="normal" officeooo:rsid="0396deb5" style:font-weight-asian="normal" style:font-weight-complex="normal"/>
    </style:style>
    <style:style style:name="T264" style:family="text">
      <style:text-properties fo:color="#111111" loext:opacity="100%" fo:font-weight="normal" officeooo:rsid="03a63ecd" style:font-weight-asian="normal" style:font-weight-complex="normal"/>
    </style:style>
    <style:style style:name="T265" style:family="text">
      <style:text-properties fo:color="#111111" loext:opacity="100%" fo:font-weight="normal" officeooo:rsid="03a80b68" style:font-weight-asian="normal" style:font-weight-complex="normal"/>
    </style:style>
    <style:style style:name="T266" style:family="text">
      <style:text-properties officeooo:rsid="03993ea9"/>
    </style:style>
    <style:style style:name="T267" style:family="text">
      <style:text-properties officeooo:rsid="039aa0c9"/>
    </style:style>
    <style:style style:name="T268" style:family="text">
      <style:text-properties officeooo:rsid="039de251"/>
    </style:style>
    <style:style style:name="T269" style:family="text">
      <style:text-properties officeooo:rsid="039efc47"/>
    </style:style>
    <style:style style:name="T270" style:family="text">
      <style:text-properties officeooo:rsid="03a218e9"/>
    </style:style>
    <style:style style:name="T271" style:family="text">
      <style:text-properties officeooo:rsid="03a98782"/>
    </style:style>
    <style:style style:name="T272" style:family="text">
      <style:text-properties officeooo:rsid="03aaca72"/>
    </style:style>
    <style:style style:name="T273" style:family="text">
      <style:text-properties officeooo:rsid="03ac4c82"/>
    </style:style>
    <style:style style:name="T274" style:family="text">
      <style:text-properties officeooo:rsid="03b0e180"/>
    </style:style>
    <style:style style:name="T275" style:family="text">
      <style:text-properties officeooo:rsid="03b2c7fd"/>
    </style:style>
    <style:style style:name="T276" style:family="text">
      <style:text-properties officeooo:rsid="03b30d3a"/>
    </style:style>
    <style:style style:name="T277" style:family="text">
      <style:text-properties officeooo:rsid="03b4cab8"/>
    </style:style>
    <style:style style:name="T278" style:family="text">
      <style:text-properties officeooo:rsid="03b7fa3a"/>
    </style:style>
    <style:style style:name="T279" style:family="text">
      <style:text-properties officeooo:rsid="03b99ae7"/>
    </style:style>
    <style:style style:name="T280" style:family="text">
      <style:text-properties officeooo:rsid="03bd3897"/>
    </style:style>
    <style:style style:name="T281" style:family="text">
      <style:text-properties officeooo:rsid="03be50f3"/>
    </style:style>
    <style:style style:name="T282" style:family="text">
      <style:text-properties officeooo:rsid="03c16704"/>
    </style:style>
    <style:style style:name="T283" style:family="text">
      <style:text-properties officeooo:rsid="03c4f210"/>
    </style:style>
    <style:style style:name="T284" style:family="text">
      <style:text-properties officeooo:rsid="03c99433"/>
    </style:style>
    <style:style style:name="T285" style:family="text">
      <style:text-properties officeooo:rsid="03d9e073"/>
    </style:style>
    <style:style style:name="T286" style:family="text">
      <style:text-properties officeooo:rsid="03dc629a"/>
    </style:style>
    <style:style style:name="T287" style:family="text">
      <style:text-properties officeooo:rsid="0401cc21"/>
    </style:style>
    <style:style style:name="T288" style:family="text">
      <style:text-properties officeooo:rsid="0406e0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1" text:outline-level="1">秘鲁共产党文集</text:h>
      <text:h text:style-name="P222"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202"/>
      <text:p text:style-name="P203">全世界无产者编辑</text:p>
      <text:p text:style-name="P209"><text:soft-page-break/></text:p>
      <text:p text:style-name="Standard"/>
      <text:p text:style-name="Standard"/>
      <text:p text:style-name="Standard"/>
      <text:h text:style-name="P223" text:outline-level="1">全世界被压迫民族、被压迫人民联合起来！</text:h>
      <text:h text:style-name="P223" text:outline-level="1">全世界无产者联合起来！</text:h>
      <text:h text:style-name="P223"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209"/>
      <text:h text:style-name="P224" text:outline-level="1"><text:soft-page-break/>目录</text:h>
      <text:p text:style-name="P11">——————————</text:p>
      <text:p text:style-name="P14">　　<text:a xlink:type="simple" xlink:href="#6.1968年 - 了解马里亚特吉|outline" text:style-name="Internet_20_link" text:visited-style-name="Visited_20_Internet_20_Link"><text:span text:style-name="T46">1968</text:span><text:span text:style-name="T47">年</text:span><text:span text:style-name="T46"> - 了解马里亚特吉</text:span></text:a></text:p>
      <text:p text:style-name="P14">　　<text:a xlink:type="simple" xlink:href="#6.1970年 - 拉丁美洲：人民战争的伟大胜利和辉煌前景|outline" text:style-name="Internet_20_link" text:visited-style-name="Visited_20_Internet_20_Link"><text:span text:style-name="T51">1970</text:span><text:span text:style-name="T52">年</text:span><text:span text:style-name="T51">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4">1973</text:span><text:span text:style-name="T48">年</text:span><text:span text:style-name="T44"> - 马克思主义、马里亚特吉和妇女运动</text:span></text:a></text:p>
      <text:p text:style-name="P14">　　<text:a xlink:type="simple" xlink:href="#6.1974年 - 关于民族问题|outline" text:style-name="Internet_20_link" text:visited-style-name="Visited_20_Internet_20_Link"><text:span text:style-name="T44">1974</text:span><text:span text:style-name="T48">年</text:span><text:span text:style-name="T44"> - 关于民族问题</text:span></text:a></text:p>
      <text:p text:style-name="P14">　　<text:a xlink:type="simple" xlink:href="#6.1974年 - 关于民族问题|outline" text:style-name="Internet_20_link" text:visited-style-name="Visited_20_Internet_20_Link"><text:span text:style-name="T44">1975</text:span><text:span text:style-name="T48">年</text:span><text:span text:style-name="T44">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35"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25" text:outline-level="1" text:is-list-header="true"><text:a xlink:type="simple" xlink:href="#2.目录|outline" text:style-name="Internet_20_link" text:visited-style-name="Visited_20_Internet_20_Link"><text:span text:style-name="T44">1968</text:span><text:span text:style-name="T45">年 </text:span><text:span text:style-name="T44">- 了解马里亚特吉</text:span></text:a></text:h>
      <text:p text:style-name="P11"/>
      <text:p text:style-name="P15">　　<text:span text:style-name="T17">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36"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3">并供认不讳</text:span>的马克思主义者，他的思想也没有得到马列主义的支持。</text:p>
      <text:p text:style-name="P11"/>
      <text:p text:style-name="P117">　　马里亚特吉自己说过。他是一个被定罪<text:span text:style-name="T203">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0">的最高阶段</text:span>。马里亚特吉然后发现他与马克思和列宁有联系，这就是为什么他称自己<text:span text:style-name="T21">为被定罪</text:span><text:span text:style-name="T203">并供认</text:span>为马列主义者。第三，马里亚特吉有一种工作方法，一种分析方法，一种无可替代<text:span text:style-name="T196">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97">《</text:span>关于秘鲁现实的七篇解释性文章<text:span text:style-name="T197">》</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2">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3">：秘鲁资产阶级历史学家</text:span>）的反动立场抹黑这本小书，但他们的努力都失败了。</text:p>
      <text:p text:style-name="P11"/>
      <text:h text:style-name="P236"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4">他</text:span>在马里亚特吉死后篡夺了党的领导权]，污染了我们周围的空气——他<text:span text:style-name="T25">像这样</text:span>声称事情：“人们对马里亚特吉有什么看法，<text:span text:style-name="T26">如果他只是一个轻浮的记者，为什么人们对</text:span><text:span text:style-name="T29">马里亚特吉</text:span><text:span text:style-name="T26">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0">的</text:span>高度。</text:p>
      <text:p text:style-name="P11"/>
      <text:h text:style-name="P236"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1">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3">。</text:span>这点马里亚特吉理解得很透彻，按照马克思主义者的分析，马里亚特吉是CGTP的创始人。</text:p>
      <text:p text:style-name="P11"/>
      <text:h text:style-name="P236"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6">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36"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99">30卷，第</text:span><text:span text:style-name="T200">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36"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2">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36"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4">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36"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5">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36"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3">。</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36"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36"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26" text:outline-level="1" text:is-list-header="true"><text:a xlink:type="simple" xlink:href="#2.目录|outline" text:style-name="Internet_20_link" text:visited-style-name="Visited_20_Internet_20_Link"><text:span text:style-name="T44">1970年 - 拉丁美洲：人民战争的伟大胜利和辉煌前景</text:span></text:a></text:h>
      <text:p text:style-name="P201">　　<text:span text:style-name="T17">Bandera Roja 第42号，1970年5月</text:span></text:p>
      <text:p text:style-name="P11"/>
      <text:h text:style-name="P241" text:outline-level="3">☆毛主席语录☆</text:h>
      <text:h text:style-name="P244"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45"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6">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35"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35"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0">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2">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7">在</text:span>警察<text:span text:style-name="T37">的</text:span>“感谢”<text:span text:style-name="T37">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3">。</text:span></text:p>
      <text:p text:style-name="P11"/>
      <text:p text:style-name="P22">　　小资产阶级第三位置主义<text:span text:style-name="T39">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8">“</text:span>focos<text:span text:style-name="T38">”</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6">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4">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97">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0">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98">[</text:span>今天的毛主义<text:span text:style-name="T98">]</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99">的</text:span>战争、人民<text:span text:style-name="T99">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1">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44" text:outline-level="3">　　<text:span text:style-name="T1">人民战争胜利万岁！</text:span></text:h>
      <text:p text:style-name="P11"/>
      <text:h text:style-name="P244" text:outline-level="3">　　<text:span text:style-name="T1">马列主义、毛泽东思想万岁！</text:span></text:h>
      <text:p text:style-name="P11"/>
      <text:h text:style-name="P244" text:outline-level="3">　　<text:span text:style-name="T1">打倒小资产阶级军国主义！</text:span></text:h>
      <text:h text:style-name="P227" text:outline-level="1" text:is-list-header="true"><text:a xlink:type="simple" xlink:href="#6.目录|outline" text:style-name="Internet_20_link" text:visited-style-name="Visited_20_Internet_20_Link"><text:span text:style-name="T44">1973年 - 马克思主义、马里亚特吉和妇女运动</text:span></text:a></text:h>
      <text:p text:style-name="P56"><text:span text:style-name="T101">　　</text:span><text:span text:style-name="T100">秘鲁共产党</text:span><text:span text:style-name="T103"> – 中央委员会 - 原作者</text:span><text:span text:style-name="T104">为Catalina Adrianzen。她于20世纪70年代在秘鲁安第斯中部城市华曼加创立并领导了人民妇女运动。在整个20世纪70年代，Adrianzen 领导了该党在妇女中的工作。</text:span><text:span text:style-name="T105">在秘鲁共产党发动了秘鲁</text:span><text:span text:style-name="T106">的持久人民战争</text:span><text:span text:style-name="T105">之后，Adrianzen 在库斯科地区指挥了武装部队。</text:span><text:span text:style-name="T107">1982</text:span><text:span text:style-name="T105">年，她因涉嫌对一家农业合作社发动纵火袭击而被捕。她在监狱中遭受酷刑，这给她留下了情感创伤，导致她在精神病院被关押了数年。后来她离开秘鲁，流亡瑞典定居，并在那里读大学。</text:span><text:span text:style-name="T103">- 1975年4月</text:span></text:p>
      <text:p text:style-name="P11"/>
      <text:h text:style-name="P239" text:outline-level="2">目录</text:h>
      <text:h text:style-name="P247" text:outline-level="3">一、妇女问题与马克思主义</text:h>
      <text:h text:style-name="P249" text:outline-level="4">1.女性“自然缺陷”论</text:h>
      <text:h text:style-name="P249" text:outline-level="4">2.资本主义的发展与妇女运动</text:h>
      <text:h text:style-name="P249" text:outline-level="4">3.马克思主义与妇女解放</text:h>
      <text:h text:style-name="P248" text:outline-level="3">二<text:span text:style-name="T108">、</text:span>马里亚特吉和妇女问题</text:h>
      <text:h text:style-name="P249" text:outline-level="4">1. 妇女状况</text:h>
      <text:h text:style-name="P249" text:outline-level="4">2.妇女斗争的历史背景</text:h>
      <text:h text:style-name="P249" text:outline-level="4">3.妇女运动</text:h>
      <text:h text:style-name="P249" text:outline-level="4">4.妇女解放</text:h>
      <text:h text:style-name="P247" text:outline-level="3">三<text:span text:style-name="T108">、</text:span>在马里亚特吉之后发展妇女运动</text:h>
      <text:h text:style-name="P249" text:outline-level="4">1.当前的马里亚特吉相关</text:h>
      <text:h text:style-name="P249" text:outline-level="4">2. 重上马里亚特吉之路</text:h>
      <text:h text:style-name="P235"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2">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5">“女人和男人一样，都是反动派、中间派或革命派，因此她们不可能在同一场战斗中并肩作战。在当今的人类全景中，阶级比性别更能区分个体。</text:span><text:span text:style-name="T116">”</text:span>这样，从一开始，科学地理解妇女问题的需要无疑就要求我们从工人阶级的马克思主义者概念出发<text:span text:style-name="T108">。</text:span></text:p>
      <text:p text:style-name="P11"><text:soft-page-break/></text:p>
      <text:h text:style-name="P247" text:outline-level="3"><text:span text:style-name="T125">1</text:span>、女性“自然缺陷”论</text:h>
      <text:p text:style-name="P26"><text:span text:style-name="T102">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2">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6">希波的奥古斯丁</text:span><text:span text:style-name="T27">说</text:span>“女人是一头既不坚定又不稳固的野兽”。在这些人受到谴责的同时，其他人则以女性自卑和服从为由审判；因此，使徒<text:span text:style-name="T109">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08">之</text:span>下，她自己没有权威。”</text:p>
      <text:p text:style-name="P11"/>
      <text:p text:style-name="P28"><text:span text:style-name="T102">　　</text:span>随着资本主义的发展，对女性状况的理解并没有太大进展，因为孔多塞指出了它的社会根源，他说：“有人说，女性……缺乏正义感，她们服从自己的感受而不是<text:span text:style-name="T136">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2">第</text:span>23章所认可的古老论点：“上帝和大自然赋予了女性各种家务，这些家务完善和补充了委托给男性的难事。”</text:p>
      <text:p text:style-name="P11"/>
      <text:p text:style-name="P29"><text:span text:style-name="T102">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2">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47" text:outline-level="3"><text:span text:style-name="T125">2</text:span>、资本主义的发展与妇女运动</text:h>
      <text:p text:style-name="P29"><text:span text:style-name="T102">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2">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1">《</text:span><text:span text:style-name="T130">女权</text:span><text:span text:style-name="Emphasis"><text:span text:style-name="T130">宣言</text:span></text:span><text:span text:style-name="Emphasis"><text:span text:style-name="T131">》</text:span></text:span>，并创办了像“Thé Impatient”这样的报纸来要求改善她们的状况。在革命进程的发展过程中，妇女赢得了对长子权的压制和对男性特权的废除，并获得了与男性平等的继承权和离婚权。<text:span text:style-name="T134">她</text:span>们的战士参与带来了一些成果。</text:p>
      <text:p text:style-name="P11"/>
      <text:p text:style-name="P31"><text:span text:style-name="T102">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2">　　</text:span>这场资产阶级革命也表明，关于妇女的观念如何遵循与政治过程相似的过程；一旦革命高潮被打击和停止，关于妇女的反动思想就会重新出现<text:span text:style-name="T123">。</text:span><text:span text:style-name="T26">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29">子女、</text:span><text:span text:style-name="Emphasis"><text:span text:style-name="T129">厨房</text:span></text:span><text:span text:style-name="T129">、</text:span><text:span text:style-name="Emphasis"><text:span text:style-name="T129">教堂</text:span></text:span>”为导向，这是希特勒在本世纪赞同的口号。</text:p>
      <text:p text:style-name="P11"/>
      <text:p text:style-name="P33"><text:span text:style-name="T102">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2">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2">　　</text:span>在整个19世纪，随着她们越来越多地融入生产过程，妇女继续为自己要求加入工人工会和无产阶级革命运动而进行斗争。这种参与的一个例子是<text:span text:style-name="T26">路易丝</text:span><text:span text:style-name="T29">·</text:span><text:span text:style-name="T26">米歇尔</text:span>，她是1871年巴黎公社的一名战士。但妇女运动总体上将自己定位于选举权，争取妇女投票权的斗争，以追求一种错误的想法，即在获得投票和议会立场<text:span text:style-name="T126">后</text:span>，<text:span text:style-name="T134">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2">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4">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47" text:outline-level="3"><text:span text:style-name="T127">3</text:span>、马克思主义与妇女解放</text:h>
      <text:p text:style-name="P37">　　马克思主义，工人阶级的意识形态，将人类视为一个社会关系<text:span text:style-name="T127">的集合</text:span>，随着社会进程的变化而变化。因此，马克思主义是绝对反对“人性”是社会条件框架之外永恒不变的现实的论点；这<text:span text:style-name="T137">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5">弗</text:span>·恩格斯的《家庭、私有制和国家的起源》，他指出父权取代母权是妇女屈服的开始，他写道：</text:p>
      <text:p text:style-name="P11"/>
      <text:p text:style-name="P39">　　<text:span text:style-name="T141">“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2">她</text:span><text:span text:style-name="T141">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0">女性的具有世界历史意义的失败。</text:span><text:span text:style-name="T141">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28">。</text:span></text:p>
      <text:p text:style-name="P11"/>
      <text:p text:style-name="P41"><text:soft-page-break/>　　发展这个唯物主义辩证法的出发点，恩格斯教导了如何在此基础上建立一夫一妻制的家庭，关于这一点，他说：<text:span text:style-name="T109">“一夫一妻制是不以自然条件为基础，</text:span><text:span text:style-name="T139">而以经济条件为基础，即以私有制对原始的自然长成的公有制的胜利为基础的第一个家庭形式。</text:span><text:span text:style-name="T109">”</text:span>并且：<text:span text:style-name="T109">“可见，</text:span><text:span text:style-name="T139">个体婚制</text:span><text:span text:style-name="T109">在历史上决不是作为男女之间的和好而出现的，更不是作为这种和好的最高形式而出现的。恰好相反。</text:span><text:span text:style-name="T139">它是作为女性被男性所奴役</text:span><text:span text:style-name="T109">，作为整个史前时代所未有的两性冲突的宣告而出现的。”</text:span><text:span text:style-name="T115">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09">“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6">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6">伯里克利</text:span>）；以及调查公共事务的丈夫的回答“这不是你的事。闭嘴以免我打你......继续编织。”（阿里斯托芬，<text:span text:style-name="T26">利西翠妲</text:span>）这些话包含什么现实？希腊的妇女永远是少数；在<text:span text:style-name="T143">她</text:span>们的监护人的权力下，无论是父亲、丈夫、丈夫的继承人还是国家，<text:span text:style-name="T143">她</text:span>们的生活都在持续的监护下度过。她们得到了嫁妆，这样她们就有饭吃，不会挨饿，在某些情况下，她们还可以离婚；对于其他人来说，在专门当局的控制下，<text:span text:style-name="T144">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38">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6">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6">马可</text:span><text:span text:style-name="T29">·</text:span><text:span text:style-name="T26">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6">加图</text:span>所说：“到处都是男人统治着女人，而我们统治着所有的男人，也被我们的女人统治着。”罗马历史上有杰出的尊贵女性，从萨宾<text:span text:style-name="T145">、</text:span>到卢克丽霞和弗吉尼亚，再到科尔内利亚。对女性的批评，不是作为女性，而是作为同时代人，在我们这个时代的第一和第二世纪末发展起来；<text:span text:style-name="T26">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47">地</text:span>贬低妇女的态度，他们认为妇女低人一等，是男人的仆人和罪恶的根源。对于已经说过的话，让我们加上天主教会<text:span text:style-name="T109">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6">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48">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6">西蒙</text:span><text:span text:style-name="T29">·</text:span><text:span text:style-name="T26">德</text:span><text:span text:style-name="T29">·</text:span><text:span text:style-name="T26">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49">在过去被</text:span>统治并<text:span text:style-name="T149">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5">没有肌肉力</text:span>或身体发育不成熟而四肢比较灵活的工人的手段。因此，<text:span text:style-name="T115">资本主义</text:span>使用机器的第一个口号是<text:span text:style-name="T115">妇女劳动和儿童劳动！</text:span>这样一来，这种代替劳动和工人的有力手段，就立即变成了这样一种手段，它使工人家庭全体成员不分男女老少都受资本的直接统治，从而使<text:span text:style-name="T115">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0">441</text:span>页。《马克思恩格斯全集》第一版，<text:span text:style-name="T109">1956-1983</text:span>年。粗体字为原文斜体字。在西班牙文版转为网页版过程中，粗体字已丢失。西班牙语原文引自<text:span text:style-name="T152">《资本论》</text:span>第一卷，第 394-395 页。经济文化基金，1966。）</text:p>
      <text:p text:style-name="P11"/>
      <text:p text:style-name="P54">　　继续他精湛的分析，马克思自己向我们描述了资本主义是如何利用女性的美德和义务来谋取利益的：<text:span text:style-name="T151">“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0">441-</text:span><text:span text:style-name="T153">442</text:span>页。《马克思恩格斯全集》第一版，<text:span text:style-name="T109">1956-1983</text:span>年。此注释文本参考资料为<text:span text:style-name="T152">：《十小时工厂法案。艾释黎勋爵</text:span><text:span text:style-name="T153">3</text:span><text:span text:style-name="T152">月</text:span><text:span text:style-name="T153">15</text:span><text:span text:style-name="T152">日的演说》</text:span><text:span text:style-name="T153">1844</text:span><text:span text:style-name="T152">年伦敦版</text:span><text:span text:style-name="T153">，</text:span><text:span text:style-name="T152">第</text:span><text:span text:style-name="T153">20</text:span><text:span text:style-name="T152">页</text:span><text:span text:style-name="T153">。</text:span><text:span text:style-name="T152">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4">，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6">路易丝</text:span><text:span text:style-name="T29">·</text:span><text:span text:style-name="T26">米歇尔</text:span>、<text:span text:style-name="T26">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5">32卷，第571页</text:span>，18<text:span text:style-name="T155">6</text:span>8年。）对于列宁来说，妇女的参与对革命更为紧迫和重要：“从一切解放运动的经验中可以看到，革命的成败取决于妇女参加解放运动的程度。” （《在全俄女工第一次代表大会上的讲话》，《列宁全集》第<text:span text:style-name="T156">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57">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58">1949-1976年的</text:span>）中国宣称的那样，遵循毛泽东的论点：“<text:span text:style-name="Emphasis"><text:span text:style-name="T129">真正的男女平等</text:span></text:span><text:span text:style-name="T129">，</text:span><text:span text:style-name="Emphasis"><text:span text:style-name="T129">只有在整个社会的社会主义改造过程中才能实现</text:span></text:span><text:span text:style-name="T129">。</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09">“</text:span><text:span text:style-name="Emphasis"><text:span text:style-name="T132">真正的男女平等，只有在整个社会的社会主义改造过程中才能实现</text:span></text:span><text:span text:style-name="T132">。</text:span><text:span text:style-name="T109">”</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59">（《</text:span>论苏维埃共和国女工运动的任务<text:span text:style-name="T159">》，《列宁全集》第37卷</text:span><text:span text:style-name="T161">，第189页</text:span><text:span text:style-name="T159">，</text:span>1919年9月23日<text:span text:style-name="T160">。</text:span><text:span text:style-name="T159">）</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2">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3">（《伟大的创举》，《列宁全集》第37卷，第21页，</text:span>1919年6月28日<text:span text:style-name="T163">。）</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4">上，第21页</text:span><text:span text:style-name="T166">，</text:span><text:span text:style-name="T165">原文中</text:span><text:span text:style-name="T166">有</text:span><text:span text:style-name="T165">斜体下划线</text:span><text:span text:style-name="T166">。</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67">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59">《</text:span>论苏维埃共和国女工运动的任务<text:span text:style-name="T159">》</text:span>，第<text:span text:style-name="T168">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35"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69">（西班牙语《马里亚特吉全集》第14卷。）</text:span>和《女权主义要求》<text:span text:style-name="T169">（</text:span><text:a xlink:type="simple" xlink:href="https://thetricontinental.org/wp-content/uploads/2020/06/Mariategui-LW-en.pdf" text:style-name="Internet_20_link" text:visited-style-name="Visited_20_Internet_20_Link"><text:span text:style-name="T169">《马里亚特吉选集》</text:span><text:span text:style-name="T170">，第74-80页。</text:span></text:a><text:span text:style-name="T169">）</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1">；</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77">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78">前</text:span>，首都还没有这样的学校。值得一提的是，上世纪末，一些女教育家对女性教育感到担忧，提出革新：要求克服“教育<text:span text:style-name="T172">她</text:span>们只是为了结婚，这让人认为这是<text:span text:style-name="T172">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3">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5">捍卫秘鲁妇女权利</text:span>的行动”；在这场伟大的斗争中，妇女在25日的会议上面对警察，在克服警察的血腥镇压后，她们宣布了以下结论：</text:p>
      <text:p text:style-name="P11"/>
      <text:p text:style-name="P71">　　“<text:span text:style-name="T139">利马</text:span><text:span text:style-name="T138">、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4">《秘鲁社会史马克思主义解释笔记》</text:span>第一卷，1947年<text:span text:style-name="T174">，利马</text:span>。丢失<text:span text:style-name="T175">的</text:span>下划线<text:span text:style-name="T175">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6">“</text:span>女性的劳动。<text:span text:style-name="T139">真</text:span><text:span text:style-name="T138">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6">”</text:span>（<text:a xlink:type="simple" xlink:href="https://thetricontinental.org/wp-content/uploads/2020/06/Mariategui-LW-en.pdf" text:style-name="Internet_20_link" text:visited-style-name="Visited_20_Internet_20_Link">《女权主义要求》</text:a>；丢失<text:span text:style-name="T175">的</text:span>下划线<text:span text:style-name="T175">是重点</text:span>。）</text:p>
      <text:p text:style-name="P11"/>
      <text:p text:style-name="P72">　　正是在这个基础上，马里亚特吉阐述了秘鲁无产阶级在妇女问题上的立场，为任何想从马克思主义观点发展<text:span text:style-name="T179">它</text:span>的人确立了在这一问题上的总路线。让我们从这个立场来看看基本问题：</text:p>
      <text:p text:style-name="P11"/>
      <text:h text:style-name="P247" text:outline-level="3"><text:span text:style-name="T146">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5">拉丁女性生活得更谨慎，激情更少。她没有那种追求真理的冲动。尤其是西班牙妇女非常谨慎和务实。</text:span><text:span text:style-name="T109">”</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89">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0">”</text:span>（反帝国主义观点。）</text:p>
      <text:p text:style-name="P11"/>
      <text:p text:style-name="P45">　　因此，将我们社会中的女性状况典型化为对女性的农奴制，作为其根源的半封建和半殖民地背景得以确立，抛弃了所谓的“女性自然缺陷<text:span text:style-name="T181">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2">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3">《</text:span>秘鲁工人总联合会 [CGTP] 致该国工人阶级的宣言<text:span text:style-name="T183">》</text:span>妇女问题一节；在马里亚特吉的领导下编辑的文件<text:span text:style-name="T183">，西班牙语《意识形态和政治》，第</text:span><text:span text:style-name="T184">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47" text:outline-level="3"><text:span text:style-name="T146">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5">，</text:span><text:span text:style-name="T186">第</text:span><text:span text:style-name="T185">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87">。</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88">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47"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8">全集</text:span>》第 16 卷，第<text:span text:style-name="T191">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3">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47" text:outline-level="3"><text:span text:style-name="T146">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35" text:outline-level="2">三、在马里亚特吉之后发展妇女运动</text:h>
      <text:h text:style-name="P247"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6">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6">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09">M</text:span><text:span text:style-name="T110">UJER</text:span>》杂志第1期和第2期；虽然没有日期，但它们是在1960年代印刷的）。显然，<text:span text:style-name="T109">M</text:span><text:span text:style-name="T110">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2">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47"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6">问题在于确立两条相反的路线</text:span>，并在每条<text:span text:style-name="T26">路线</text:span>内确定<text:span text:style-name="T26">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50" text:outline-level="4">　　1.坚持马里亚特吉思想；</text:h>
      <text:h text:style-name="P250"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28" text:outline-level="1" text:is-list-header="true"><text:a xlink:type="simple" xlink:href="#6.目录|outline" text:style-name="Internet_20_link" text:visited-style-name="Visited_20_Internet_20_Link"><text:span text:style-name="T51">1974</text:span><text:span text:style-name="T53">年 </text:span><text:span text:style-name="T51">- 关于民族问题</text:span></text:a></text:h>
      <text:p text:style-name="P99">　　<text:span text:style-name="T17">贡萨罗主席在秘鲁阿亚库乔</text:span><text:span text:style-name="T19">瓦曼加省</text:span><text:span text:style-name="T17">教师工会组织的会议上的讲话，1974年</text:span><text:span text:style-name="T18">。</text:span></text:p>
      <text:p text:style-name="P11"/>
      <text:h text:style-name="P235" text:outline-level="2">目录</text:h>
      <text:h text:style-name="P247" text:outline-level="3">当代秘鲁社会</text:h>
      <text:h text:style-name="P249" text:outline-level="4">我们社会的性质</text:h>
      <text:h text:style-name="P249" text:outline-level="4">秘鲁社会革命进程的特点</text:h>
      <text:h text:style-name="P247" text:outline-level="3">官僚资本主义</text:h>
      <text:h text:style-name="P249" text:outline-level="4">我们所说的官僚资本主义是什么意思？</text:h>
      <text:h text:style-name="P249" text:outline-level="4">官僚资本主义内部的三条路线</text:h>
      <text:h text:style-name="P247" text:outline-level="3">国家的当代情况</text:h>
      <text:h text:style-name="P249" text:outline-level="4">当前政权发展的条件</text:h>
      <text:h text:style-name="P249" text:outline-level="4">该政权的计划和特点</text:h>
      <text:h text:style-name="P237"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47" text:outline-level="3">我们社会的性质</text:h>
      <text:p text:style-name="P11"/>
      <text:p text:style-name="P98">　　秘鲁是半封建半殖民地社会。我们的国家在上个世纪独立了。150多年前，我们是西班牙的殖民地。我们生活在这个大<text:span text:style-name="T193">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5">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47"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4">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6">何塞</text:span><text:span text:style-name="T29">·</text:span><text:span text:style-name="T26">卡洛斯</text:span><text:span text:style-name="T29">·</text:span><text:span text:style-name="T26">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35"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47"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98">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47"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35" text:outline-level="2">国家的当代情况</text:h>
      <text:h text:style-name="P247"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47"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42" text:outline-level="3">☆马里亚特吉语录☆</text:h>
      <text:h text:style-name="P246" text:outline-level="3">　　<text:span text:style-name="T15">“所有辩论都对发表意见的人开放，而不是对保持沉默的人开放。”</text:span></text:h>
      <text:h text:style-name="P243" text:outline-level="3">　　“当真正着手澄清理论和行动，并且只引入明确的想法和动机时，论战是有用的。”</text:h>
      <text:p text:style-name="P11">——————————</text:p>
      <text:p text:style-name="P11"/>
      <text:p text:style-name="P11">——————————</text:p>
      <text:p text:style-name="Text_20_body"/>
      <text:h text:style-name="P229" text:outline-level="1"><text:a xlink:type="simple" xlink:href="#7.1975年 - 让我们重回马里亚特吉并重组他的政党|outline" text:style-name="Internet_20_link" text:visited-style-name="Visited_20_Internet_20_Link"><text:span text:style-name="T44">1975</text:span><text:span text:style-name="T49">年</text:span><text:span text:style-name="T44"> - 让我们重回马里亚特吉并重组他的政党</text:span></text:a></text:h>
      <text:p text:style-name="P106">　　<text:span text:style-name="T17">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35"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38" text:outline-level="2">二、马里亚特吉是一个“被定罪<text:span text:style-name="T203">并供认</text:span><text:span text:style-name="T202">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3">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35"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4">在</text:span>一个人的战斗舞台<text:span text:style-name="T204">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5">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6">回</text:span>马里亚特吉的道路，并在当今群众的阶级斗争中发展它，为工人阶级、人民和革命服务。</text:p>
      <text:p text:style-name="P11"/>
      <text:h text:style-name="P235"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07">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08">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09">其他</text:span>重要时刻<text:span text:style-name="T210">，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1">的</text:span>党。这就是如何完成长期寻找马里亚特吉思想的过程，开启了“重<text:span text:style-name="T215">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2">，</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3">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4">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30" text:outline-level="1">1976年 - 论党的建设</text:h>
      <text:h text:style-name="P235" text:outline-level="2">目录</text:h>
      <text:h text:style-name="P247" text:outline-level="3">1、关于党的建设</text:h>
      <text:h text:style-name="P247" text:outline-level="3">2、马克思主义与党的建设</text:h>
      <text:h text:style-name="P247" text:outline-level="3">3、马克思、恩格斯和党的建设</text:h>
      <text:h text:style-name="P247" text:outline-level="3">4、列宁与新型政党建设</text:h>
      <text:h text:style-name="P247" text:outline-level="3">5、毛泽东与半封建半殖民地国家党的建设</text:h>
      <text:h text:style-name="P235" text:outline-level="2"><text:span text:style-name="T216">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17">《</text:span>毛泽东选集<text:span text:style-name="T217">》</text:span><text:span text:style-name="T218">1967年合订本，第1297页</text:span>。重点是我们<text:span text:style-name="T217">的</text:span>党<text:span text:style-name="T217">。</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35" text:outline-level="2"><text:soft-page-break/><text:span text:style-name="T219">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3">惊天动地的斗争中决定性</text:span><text:span text:style-name="T94">地</text:span><text:span text:style-name="T43">发展的道路。</text:span></text:p>
      <text:p text:style-name="P211"/>
      <text:h text:style-name="P240" text:outline-level="2"><text:span text:style-name="T219">3、</text:span>马克思、恩格斯和党的建设</text:h>
      <text:p text:style-name="P212">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211"/>
      <text:p text:style-name="P213">　　<text:span text:style-name="T115">“工人阶级在反对有产阶级联合权力的斗争中，只有组织成为与有产阶级建立的一切旧政党对立的独立政党，才能作为一个阶级来行动。”</text:span></text:p>
      <text:p text:style-name="P211"/>
      <text:p text:style-name="P214">　　<text:span text:style-name="T115">“工人阶级这样组织成为政党是必要的，为的是要保证社会革命获得胜利和实现这一革命的最终目标—— 消灭阶级。”</text:span></text:p>
      <text:p text:style-name="P211"/>
      <text:p text:style-name="P215">　　<text:span text:style-name="T115">“由于土地巨头和资本巨头总是要利用他们的政治特权</text:span><text:span text:style-name="T117">为</text:span><text:span text:style-name="T115">维护和永久保持他们的经济垄断，来奴役劳动，所以，夺取政权已成为无产阶级的伟大使命。”</text:span> （<text:span text:style-name="T221">《在海牙举行的全协会代表大会的决议》</text:span><text:span text:style-name="T222">，</text:span><text:span text:style-name="T220">《马克思恩格斯全集》第18卷，第165页。</text:span>）</text:p>
      <text:p text:style-name="P211"/>
      <text:p text:style-name="P133"><text:span text:style-name="T43">　　马克思和恩格斯的出发点是，工人本身必须作为一个阶级为自己的解放而斗争，无产阶级的经济解放是</text:span><text:span text:style-name="T93">“</text:span><text:span text:style-name="T54">一切</text:span><text:span text:style-name="Emphasis"><text:span text:style-name="T54">政治运动都应该作为手段</text:span></text:span><text:span text:style-name="T54">服从于它的</text:span><text:span text:style-name="Emphasis"><text:span text:style-name="T54">伟大目标</text:span></text:span><text:span text:style-name="T93">”</text:span><text:span text:style-name="T57">（《</text:span><text:span text:style-name="T59">1871</text:span><text:span text:style-name="T57">年</text:span><text:span text:style-name="T59">9</text:span><text:span text:style-name="T57">月</text:span><text:span text:style-name="T59">17</text:span><text:span text:style-name="T57">日至</text:span><text:span text:style-name="T59">23</text:span><text:span text:style-name="T57">日在伦敦举行的国际工人协会代表会议的决议》，《马克思恩格斯全集》第</text:span><text:span text:style-name="T58">17卷，第</text:span><text:span text:style-name="T59">454</text:span><text:span text:style-name="T58">页。</text:span><text:span text:style-name="T57">）</text:span><text:span text:style-name="T43">。他们提出，工人阶级有必要将自己组织成一个政党，为自己的阶级利益而斗争，夺取政权，然后实现其目标，实现其历史目标：消灭阶级和建立一个没有剥削者或压迫者的新社会。</text:span></text:p>
      <text:p text:style-name="P211"/>
      <text:p text:style-name="P216">　　他们以同样的方式提出，工人阶级将自己组织成<text:span text:style-name="T115">“一个不同于其他一切政党并同它们相对立的政党”</text:span><text:span text:style-name="T109">（《一八七七年的欧洲工人》，《马克思恩格斯全集》第</text:span><text:span text:style-name="T111">19卷，第147页。</text:span><text:span text:style-name="T109">）</text:span>。这是因为工人阶级自组织成政党后，以其阶级意识：马克思主义为依托。因为它有自己的纲领，马克思和恩格斯在宣言中提出，使共产党人<text:span text:style-name="T115">“强调和坚持整个无产阶级共同的不分民族的利益”</text:span>，其中<text:span text:style-name="T115">“在无产阶级和资产阶级的斗争所经历的各个发展阶段上，共产党人始终代表整个运动的利益。”</text:span>始终保持阶级意识，可以概括为<text:span text:style-name="T115">“一句话：消灭私有制”</text:span>。（《共产党宣言》，《马克思恩格斯全集》，第<text:span text:style-name="T223">4</text:span>卷，第<text:span text:style-name="T223">461</text:span>-<text:span text:style-name="T223">504</text:span>页）他们以这种方式提议建立一个“独立而对立的”政党，以服务于革命所要求的阶级团结，或者用他们自己的话来说：</text:p>
      <text:p text:style-name="P211"/>
      <text:p text:style-name="P134"><text:span text:style-name="T43">　　</text:span><text:span text:style-name="T93">“</text:span><text:span text:style-name="Emphasis"><text:span text:style-name="T54">为了</text:span></text:span><text:span text:style-name="T54">保证</text:span><text:span text:style-name="Emphasis"><text:span text:style-name="T54">革命</text:span></text:span><text:span text:style-name="T54">的</text:span><text:span text:style-name="Emphasis"><text:span text:style-name="T54">成功</text:span></text:span><text:span text:style-name="T54">，必须有</text:span><text:span text:style-name="Emphasis"><text:span text:style-name="T54">思想</text:span></text:span><text:span text:style-name="T54">和</text:span><text:span text:style-name="Emphasis"><text:span text:style-name="T54">行动</text:span></text:span><text:span text:style-name="T54">的</text:span><text:span text:style-name="Emphasis"><text:span text:style-name="T54">统一</text:span></text:span><text:span text:style-name="T54">。</text:span><text:span text:style-name="Emphasis"><text:span text:style-name="T54">国际</text:span></text:span><text:span text:style-name="T54">的会员们正力图</text:span><text:span text:style-name="Emphasis"><text:span text:style-name="T54">通过宣传</text:span></text:span><text:span text:style-name="T54">、</text:span><text:span text:style-name="Emphasis"><text:span text:style-name="T54">讨论</text:span></text:span><text:span text:style-name="T54">和无产阶级的公开</text:span><text:span text:style-name="Emphasis"><text:span text:style-name="T54">组织来建立这种统一</text:span></text:span><text:span text:style-name="T93">……”</text:span><text:span text:style-name="T57">（《社会主义民主同盟和国际工人协会》，《马克思恩格斯全集》第</text:span><text:span text:style-name="T60">18卷，第385页。</text:span><text:span text:style-name="T57">）</text:span></text:p>
      <text:p text:style-name="P211"/>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3">“在普鲁士这样一个农业占优势的国家里，代表工业无产阶级说话时只攻击资产阶级，而一字不提大封建贵族对农村无产阶级的宗法式的凭棍棒维持的剥削，这是卑鄙的。”</text:span><text:span text:style-name="T57">（《恩格斯致马克思 </text:span><text:span text:style-name="T61">1865</text:span><text:span text:style-name="T57">年</text:span><text:span text:style-name="T61">2</text:span><text:span text:style-name="T57">月</text:span><text:span text:style-name="T61">5</text:span><text:span text:style-name="T57">日》，《马克思恩格斯全集》第</text:span><text:span text:style-name="T61">31上卷，第58页。</text:span><text:span text:style-name="T57">）</text:span>因此，列宁会说：</text:p>
      <text:p text:style-name="P11"/>
      <text:p text:style-name="P136">　　<text:span text:style-name="T93">“在德国的民主革命（资产阶级革命）还没有完成时，在社会主义无产阶级的策略方面，马克思一直是把全部注意力集中在发挥农民的民主力量上面。”</text:span><text:span text:style-name="T224">（《</text:span>卡尔·马克思<text:span text:style-name="T224">》，《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5">“戴着最极端的无政府主义的假面具的，目的是要打击那些不接受它的教条和领导的革命者而不是要打击各国现存政府的团体。”</text:span>，他们<text:span text:style-name="T132">“混入了工人阶级国际组织的队伍……企图先夺取这个组织的领导权，如果这个计划不能实现，就力图破坏这个组织。”</text:span>；谁<text:span text:style-name="T115">“组织……自己的秘密的小支部”</text:span>；他们<text:span text:style-name="T115">“在自己的报纸上公开攻击一切不愿意屈从它的意志的人”</text:span>；他们<text:span text:style-name="T115">“不择任何手段，不顾任何信义；造谣、诬蔑、恫吓、暗杀——所有这一切同样都是它惯用的伎俩。”</text:span> (《社会主义民主同盟和国际工人协会》<text:span text:style-name="T225">，《</text:span>马克思和恩格斯全集<text:span text:style-name="T225">》</text:span>，<text:span text:style-name="T225">第18卷</text:span>，<text:span text:style-name="T225">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5">“不过，老黑格尔早就说过：一个政党如果分裂了并且经得起这种分裂，这就证明自己是胜利的政党</text:span><text:span text:style-name="T90">［注：乔</text:span><text:span text:style-name="T95">·</text:span><text:span text:style-name="T90">威</text:span><text:span text:style-name="T95">·</text:span><text:span text:style-name="T90">弗</text:span><text:span text:style-name="T95">·</text:span><text:span text:style-name="T90">黑格尔《精神现象学》中的一节《教育的真理》。——编者注］</text:span><text:span text:style-name="T115">。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6">（《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27">的</text:span>国际工作的伟大经验。</text:p>
      <text:p text:style-name="P11"/>
      <text:h text:style-name="P235" text:outline-level="2"><text:span text:style-name="T232">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218">　　“给我们一个革命家组织，我们就能把俄国翻转过来！”<text:span text:style-name="T112">（《怎么办？》）</text:span></text:p>
      <text:p text:style-name="P11"/>
      <text:p text:style-name="P140"><text:soft-page-break/>　　对列宁来说，改变世界需要一个党，党有一个纲领，用他自己的话说，<text:span text:style-name="T115">“这个纲领的实质就是组织无产阶级的阶级斗争，领导这一斗争，而斗争的最终目的是由无产阶级夺取政权和组织社会主义社会。”</text:span><text:span text:style-name="T228">（《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5">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29">，</text:span>《列宁全集》第<text:span text:style-name="T229">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0">“</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1">，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5">“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5">“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5">“党是工人阶级先进部队</text:span><text:span text:style-name="T133">与工人阶级千百万群众联系的体现。</text:span><text:span text:style-name="T115">”</text:span>因此，它的生存和发展不会脱离群众，相反，它的生存和发展要求它<text:span text:style-name="T115">“扩大同群众的联系，获得本阶级千百万群众的信任。”</text:span></text:p>
      <text:p text:style-name="P11"/>
      <text:p text:style-name="P140">　　5）党的组织应遵循民主集中制的原则，实行单一的章程，对所有人实行平等的纪律，并<text:span text:style-name="T115">“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5">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3">7</text:span>卷，第<text:span text:style-name="T233">9</text:span>页。）</text:p>
      <text:p text:style-name="P11"/>
      <text:p text:style-name="P140">　　在同一本小册子中，列宁反对那些将秘密理解为僵化和机械的东西的人：</text:p>
      <text:p text:style-name="P11"/>
      <text:p text:style-name="P140"><text:span text:style-name="T115">　　“其次，至于各种小组的秘密程度和组织形式则依它们的职能而定，因此，这里的组织将是极其多种多样的（从最 “ 严格的”、狭隘的、不开放的到最 “自由的 ”、广泛的、公开的、形式不很固定的）。”</text:span> （同上，第<text:span text:style-name="T234">13</text:span>页。）</text:p>
      <text:p text:style-name="P11"/>
      <text:p text:style-name="P140">　　我们认为这个问题对我们当前的革命形势至关重要，因为我们重申，在考虑这些问题时有太多机械和非辩证的思想。列宁关于秘密工作的理论在<text:span text:style-name="T115">《秘密的党和合法的工作》</text:span>中进一步阐述：</text:p>
      <text:p text:style-name="P11"/>
      <text:p text:style-name="P141">　　<text:span text:style-name="T115">“关于俄国社会民主党人的秘密的党和合法的工作这个问题，是党的最主要的问题之一；这个问题在革命后的</text:span><text:span text:style-name="T140">整个</text:span><text:span text:style-name="T115">时期（他指的是1905年），一直是使俄国社会民主工党感到关切的问题，在党的队伍中引起了最激烈的内部斗争。”</text:span></text:p>
      <text:p text:style-name="P11"/>
      <text:p text:style-name="P140"><text:span text:style-name="T115">　　“取消派同反取消派的斗争主要是围绕这个问题进行的……</text:span><text:span text:style-name="T118">1908</text:span><text:span text:style-name="T115">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5">22卷</text:span>，第<text:span text:style-name="T235">194页。</text:span>）</text:p>
      <text:p text:style-name="P11"/>
      <text:p text:style-name="P140">　　并强调合法工作与秘密工作之间的关系：</text:p>
      <text:p text:style-name="P11"/>
      <text:p text:style-name="P218">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5">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5">　　“就组织形式来说，是秘密 “适应” 合法。就我们党的工作内容来说，是合法活动“适应” 秘密思想。”</text:span> （同上，第<text:span text:style-name="T236">199页。</text:span>）</text:p>
      <text:p text:style-name="P11"><text:soft-page-break/></text:p>
      <text:p text:style-name="P140">　　最后：</text:p>
      <text:p text:style-name="P11"/>
      <text:p text:style-name="P140"><text:span text:style-name="T115">　　“社会民主党无论“整个组织”也好，每个支部也好，或者——</text:span><text:span text:style-name="T140">最主要的</text:span><text:span text:style-name="T115">——宣传革命和酝酿革命的工作的全部内容也好，都是秘密的。因此，不能认为社会民主党的</text:span><text:span text:style-name="T140">最</text:span><text:span text:style-name="T115">公开的支部进行最公开的工作就是“党的工作的公开进行”。”</text:span>（同上，第<text:span text:style-name="T237">201</text:span><text:span text:style-name="T236">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5">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38">36</text:span>卷，第<text:span text:style-name="T238">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5">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39">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35" text:outline-level="2"><text:span text:style-name="T240">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7">（</text:span>《战争和战略问题》，《毛泽东选集》，<text:span text:style-name="T241">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7">（同上，第</text:span><text:span text:style-name="T62">508页。</text:span><text:span text:style-name="T57">）</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2">《〈共产党人〉发刊词》，《毛泽东选集》，</text:span><text:span text:style-name="T63">1967年合订本，第5</text:span><text:span text:style-name="T64">67</text:span><text:span text:style-name="T63">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204">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204">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204">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7">（</text:span>同上<text:span text:style-name="T63">，第5</text:span><text:span text:style-name="T65">76</text:span><text:span text:style-name="T63">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7">（《对叶群检讨信的批语和批注》（1970年10月15日），《毛泽东全集》第</text:span><text:span text:style-name="T66">51卷，第86页。</text:span><text:span text:style-name="T57">）</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2">1967年合订本，第711-716页。</text:span>）一文第6点提出。我们要分析问题。首先，它确立了反动派主导区域的组织建设方针：</text:p>
      <text:p text:style-name="P11"/>
      <text:p text:style-name="P204">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204">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204">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204">　　“同时，充分地准备应付可能发生的任何地方性和全国性的突然事变。”</text:p>
      <text:p text:style-name="P11"/>
      <text:p text:style-name="P140">　　第六，他强调秘密：</text:p>
      <text:p text:style-name="P11"/>
      <text:p text:style-name="P204">　　“在国民党区域，党的机关应极端秘密。”</text:p>
      <text:p text:style-name="P11"/>
      <text:p text:style-name="P140">　　第七，他强调委员的审视：</text:p>
      <text:p text:style-name="P11"/>
      <text:p text:style-name="P204">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205">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7">（《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7">（《在外地巡视期间和沿途各地负责人谈话纪要》，1971年8月至9月，《毛泽东全集》第</text:span><text:span text:style-name="T67">51卷，第184页。</text:span><text:span text:style-name="T57">）</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3">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4">1943年5月26日</text:span>），《毛泽东全集》第<text:span text:style-name="T244">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31" text:outline-level="1">1976<text:span text:style-name="T245">年 </text:span>- 农民问题与革命</text:h>
      <text:p text:style-name="P143">　　<text:span text:style-name="T246">秘鲁共产党机关刊物《红旗》，第46号，1976年8月</text:span><text:span text:style-name="T247">。</text:span></text:p>
      <text:h text:style-name="P235" text:outline-level="2">内容</text:h>
      <text:h text:style-name="P247" text:outline-level="3">一、农民问题与政权问题</text:h>
      <text:h text:style-name="P247" text:outline-level="3">二<text:span text:style-name="T245">、</text:span>农民运动与民族民主革命</text:h>
      <text:h text:style-name="P247" text:outline-level="3">三<text:span text:style-name="T245">、</text:span>土地斗争</text:h>
      <text:h text:style-name="P247" text:outline-level="3">四<text:span text:style-name="T245">、</text:span>人民战争就是农民战争</text:h>
      <text:h text:style-name="P247" text:outline-level="3">五、反动路线</text:h>
      <text:h text:style-name="P247" text:outline-level="3">六<text:span text:style-name="T245">、</text:span>人民路线</text:h>
      <text:h text:style-name="P235"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5">“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5">“</text:span><text:span text:style-name="T132">德国的全部问题将取决于是否有可能由某种再版的农民战争来支持无产阶级革命。</text:span><text:span text:style-name="T115">”</text:span><text:span text:style-name="T113">（《马克思致恩格斯》，1856年4月16日，《马克思恩格斯全集》第29卷，第48页。）</text:span></text:p>
      <text:p text:style-name="P11"/>
      <text:p text:style-name="P144">　　列宁重申了这个想法，讨论了俄国革命：</text:p>
      <text:p text:style-name="P11"/>
      <text:p text:style-name="P146">　　<text:span text:style-name="T115">“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5">“运动在向前发展，殖民地国家的劳动群众——农民，虽然现在还很落后，但定会在世界革命的以后各个阶段中起非常巨大的革命作用。”</text:span><text:span text:style-name="T114">（《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5">“土著的希望是绝对革命的”</text:span>，并提醒秘鲁共产党，要以阶级组织工农品格，<text:span text:style-name="T115">“先刺激后执行资产阶级民主革命的任务”</text:span>，即领导土地革命。</text:p>
      <text:p text:style-name="P11"/>
      <text:p text:style-name="P144">　　为了重回马里亚特吉的道路上，秘鲁共产党一直在提高对这个重要问题的理解。《红旗》杂志<text:span text:style-name="T249">第41期</text:span>的社论这样说：</text:p>
      <text:p text:style-name="P11"/>
      <text:p text:style-name="P148">　　<text:span text:style-name="T115">“没有农民群众的革命工作，没有马列主义</text:span><text:span text:style-name="T120">并</text:span><text:span text:style-name="T115">在政治上由共产党领导，就没有武装力量的发展，就没有人民战争，总之就没有民族解放，因此也不能破坏帝国主义和封建剥削。”</text:span></text:p>
      <text:p text:style-name="P11"/>
      <text:h text:style-name="P235" text:outline-level="2">二<text:span text:style-name="T248">、</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5">“新民主主义革命准备了充分的物质条件”</text:span>，留下了<text:span text:style-name="T115">“没收封建阶级的土地，交给农民</text:span>”和<text:span text:style-name="T115">“夺取垄断者的土地”</text:span>的任务。在我国，这种官僚资本主义日益深化，以国家垄断资本为经济杠杆，聚敛巨量资本，垄断经济大动脉。以下<text:span text:style-name="T250">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1">在</text:span>工农联盟方面<text:span text:style-name="T251">，</text:span>马里亚特吉教会了我们：</text:p>
      <text:p text:style-name="P11"/>
      <text:p text:style-name="P144"><text:soft-page-break/>　　<text:span text:style-name="T115">“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09">“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5">“在欧洲，农民的主张并没有成功对抗封建主义，因为他们没有表达出来，而是在'</text:span><text:span text:style-name="T121">扎克雷起义</text:span><text:span text:style-name="T115">'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19">以全心全意</text:span><text:span text:style-name="T115">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35" text:outline-level="2">三、土地斗争</text:h>
      <text:p text:style-name="P155">　　官僚<text:span text:style-name="T252">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3">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5">“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5">“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5">“土地属于耕种它的人。”</text:span>我们党的创始人在《原住民问题的方案》中说：</text:p>
      <text:p text:style-name="P11"/>
      <text:p text:style-name="P144">　　<text:span text:style-name="T115">“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5">“无偿征用”</text:span>武力执行，为了农民战争，为了人民政权。</text:p>
      <text:p text:style-name="P11"/>
      <text:h text:style-name="P235" text:outline-level="2">四、人民战争就是农民战争</text:h>
      <text:p text:style-name="P144">　　战争是实现我国革命的绝对必要条件。马里亚特吉在前秘鲁共产党中灌输了这个普遍有效的马列主义原则：<text:span text:style-name="T115">“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7">（《全世界革命力量团结起来，反对帝国主义的侵略》）</text:span>，同时<text:span text:style-name="T13">“是群众，是千百万真心实意地拥护革命的群众。这是真正的铜墙铁壁，什么力量也打不破的，完全打不破的。”</text:span><text:span text:style-name="T57">（《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5">“农民群众的武装行动”</text:span>，尽管没有任何计划，但那里<text:span text:style-name="T115">“叛乱迅速蔓延”：“它的第一个具体要求是夺取地主土地的要求”。</text:span>（《我们美洲的主题》）。他指出，它涉及一场民主资产阶级革命，只有在无产阶级领导下，这场革命才会前进。否则，革命就会<text:span text:style-name="T115">“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5">“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5">“在他们中间扎根，动员和组织群众为土地而斗争，这项工作潜移默化地导致武装斗争，我们应该领导这场斗争，因为推翻反动势力一个地区建立了人民的力量。党就是</text:span><text:soft-page-break/><text:span text:style-name="T115">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5">“'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5">“红军是世界军事史上的新事物。它是一支认识到自己作为革命军队的角色并且不会忘记其目的是保卫革命的军队。”</text:span>他还强调了游击队，他说<text:span text:style-name="T115">“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35"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48">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09">“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5">“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4">21卷，第</text:span><text:span text:style-name="T255">382页。</text:span>）</text:p>
      <text:p text:style-name="P162"/>
      <text:h text:style-name="P235" text:outline-level="2">六<text:span text:style-name="T248">、</text:span>人民路线</text:h>
      <text:p text:style-name="P174">　　秘鲁人民有一条独特的解放之路，这就是马里亚特吉的道路。这条道路告诉我们，只有使用马里亚特吉字面上所说的<text:span text:style-name="T115">“步枪、纲领和学说”</text:span>，紧迫<text:span text:style-name="T268">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7">（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5">“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7">（《在外地巡视期间和沿途各地负责人谈话纪要》，</text:span><text:span text:style-name="T68">1971年8月至9月，《毛泽东全集》第51卷，第184页。</text:span><text:span text:style-name="T57">）</text:span></text:p>
      <text:p text:style-name="P11">——————————</text:p>
      <text:p text:style-name="P11"/>
      <text:p text:style-name="P11">——————————</text:p>
      <text:p text:style-name="P11"/>
      <text:h text:style-name="P233" text:outline-level="1">1976年 - 毛泽东主席永垂不朽！至国际无产阶级、被压迫人民和世界革命的伟大领袖</text:h>
      <text:p text:style-name="P167">　　<text:span text:style-name="T246">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69">，</text:span>表达我们对这一巨大而不可挽回的损失的深切<text:span text:style-name="T256">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57">、毛泽东</text:span>的工人阶级<text:span text:style-name="T257">的</text:span>纲领的提出将<text:span text:style-name="T257">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58">的</text:span>战略，建立了根据地，并逐渐解放英勇的人民起来革命<text:span text:style-name="T258">、</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0">的</text:span>非凡之处不仅是他的作品集，还通过他自己创造的中华人民共和国<text:span text:style-name="T277">、</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59">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4">（《在延安各界庆祝斯大林六十寿辰大会上的讲话》）、</text:span><text:span text:style-name="T14">“共产党的</text:span><text:span text:style-name="T13">哲学就是斗争哲学”</text:span><text:span text:style-name="T264">（《机关枪和迫击炮的来历及其他》1959 年 8 月 16 日 </text:span><text:span text:style-name="T265">，《毛泽东全集》第42卷，第266页。</text:span><text:span text:style-name="T264">）</text:span>的大计下战斗，扫除时不时逃过一劫的怪物。从笼子里出来，由党内资产阶级<text:span text:style-name="T271">即</text:span><text:span text:style-name="T260">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2">，</text:span>及其修正主义集团这一战争真正根源的<text:span text:style-name="T273">反</text:span>社会帝国主义运动。就这样，毛泽东主席继承、捍卫和发展了马列主义，使之成为今天的样板——工人阶级的活<text:span text:style-name="T261">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1">派</text:span>和<text:span text:style-name="T261">假</text:span>左<text:span text:style-name="T261">派</text:span>；近年来，尤其是通过反对刘少奇、林彪和今天的邓小平带上右<text:span text:style-name="T261">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4">，</text:span>在不灭的具有强大的群众创造力量<text:span text:style-name="T276">的</text:span>马克思主义<text:span text:style-name="T275">，</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2">（《关于重庆谈判》，最初出自《给杨开慧的信》，</text:span><text:span text:style-name="T263">1927年9月。</text:span><text:span text:style-name="T262">）</text:span></text:p>
      <text:p text:style-name="P219"/>
      <text:p text:style-name="P171">我们党的创始人何赛·卡洛斯·马里亚特吉教导我们：<text:span text:style-name="T115">“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32" text:outline-level="1">1976年 - 毛泽东主席永垂不朽！</text:h>
      <text:p text:style-name="P220">　　协调委员会<text:span text:style-name="T266">，</text:span>遵守马里亚特吉的组织<text:span text:style-name="T266">，《</text:span>VP.<text:span text:style-name="T266">》第</text:span>6号，<text:span text:style-name="T266">19</text:span>76年12月<text:span text:style-name="T266">，</text:span>利马，1976年9月18日<text:span text:style-name="T266">。</text:span></text:p>
      <text:p text:style-name="P11"/>
      <text:p text:style-name="P172"><text:span text:style-name="T246">　　</text:span>在几千年从必然王国过渡到自由王国的不懈斗争中，人类产生了工人阶级，这个阶级以其取之不尽、用之不竭的力量<text:span text:style-name="T267">，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6">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67">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6">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6">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6">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90"><text:span text:style-name="T246">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67">。</text:span></text:p>
      <text:p text:style-name="P11"/>
      <text:p text:style-name="P173"><text:span text:style-name="T246">　　</text:span>永恒的荣耀属于毛泽东主席！</text:p>
      <text:p text:style-name="P11">——————————</text:p>
      <text:p text:style-name="P11"/>
      <text:p text:style-name="P11">——————————</text:p>
      <text:p text:style-name="P11"/>
      <text:h text:style-name="P234" text:outline-level="1">1977<text:span text:style-name="T267">年 </text:span>- 成为马克思主义者就是坚持马列主义、毛泽东思想</text:h>
      <text:p text:style-name="P177"><text:span text:style-name="T246">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6">　　</text:span>因此，他认为殖民地和半殖民地的强大革命运动是国际无产阶级，在世界范围内领导的革命的一部分。他强调，二战后，拉丁美洲人民<text:span text:style-name="T13">“并不是顺从美国帝国主义的奴隶。”</text:span><text:span text:style-name="T278">（《目前形势和我们的任务》）</text:span>，整个亚洲掀起了<text:span text:style-name="T13">“伟大的民族解放运动”</text:span><text:span text:style-name="T69">（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69">（同上）</text:span></text:p>
      <text:p text:style-name="P11"/>
      <text:p text:style-name="P179"><text:span text:style-name="T246">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79">（《在扩大的中央工作会议上的讲话》，1962年1月30日，《毛泽东全集》第45卷，第42页。）</text:span></text:p>
      <text:p text:style-name="P11"/>
      <text:p text:style-name="P180"><text:span text:style-name="T246">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0">（《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0">（同上。）</text:span></text:p>
      <text:p text:style-name="P11"/>
      <text:p text:style-name="P181"><text:span text:style-name="T246">　　</text:span>1964年1月，毛主席发表支持巴拿马人民的宣言<text:span text:style-name="T281">（《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2">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46">　　</text:span>他就这样痛斥美帝国主义，号召我们同它作斗争。但修正主义者在苏联篡权，复辟资本主义，把它变成社会帝国主义国家，扩大渗透、颠覆、控制和统治，与美帝国主义争夺世界霸权。</text:p>
      <text:p text:style-name="P11"/>
      <text:p text:style-name="P182"><text:span text:style-name="T246">　　</text:span>毛主席针对所谓的中间地带，大声疾呼：<text:span text:style-name="T13">“现在的苏联是资产阶级专政，是大资产阶级专政，德国法西斯式的专政，希特勒式的专政。”</text:span><text:span text:style-name="T71">（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3">46卷，第210页。</text:span>） <text:span text:style-name="T13">“苏修、美帝狼狈为奸，做了这么多的坏事、丑事，全世界革命人民是不会饶过他们的。世界各国人民正在起来。一个反对美帝、苏修的历史新时期已经开始。”</text:span><text:span text:style-name="T57">（《毛泽东等对霍查、谢胡电贺我国二十九个省、市、区成立革委会的复电》1968年9月17日</text:span><text:span text:style-name="T72">，《毛泽东全集》第50卷，第277页。</text:span><text:span text:style-name="T57">）</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3">（《对国庆二十周年口号送审稿的批语和修改》1969 年 9 月，同上，第469页。）</text:span></text:p>
      <text:p text:style-name="P11"/>
      <text:p text:style-name="P183">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4">（《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184">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7">（《在莫斯科共产党和工人党代表会议上的讲话》，1957 年 11 月 14 日 、 16 日 、 18 日，《毛泽东全集》第</text:span><text:span text:style-name="T74">38卷，第</text:span><text:span text:style-name="T77">302页</text:span><text:span text:style-name="T74">。</text:span><text:span text:style-name="T57">）</text:span></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85">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7">（《给江青的信》，1966 年 7 月 8 日，《毛泽东全集》第</text:span><text:span text:style-name="T75">4</text:span><text:span text:style-name="T78">8</text:span><text:span text:style-name="T74">卷，第</text:span><text:span text:style-name="T78">376页</text:span><text:span text:style-name="T57">。）</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7">《毛泽东全集》第</text:span><text:span text:style-name="T75">49</text:span><text:span text:style-name="T74">卷，第</text:span><text:span text:style-name="T76">281页</text:span><text:span text:style-name="T74">。</text:span>）<text:span text:style-name="T13">“其实，那些支持资产阶级学阀的党内走资本主义道路的当权派 ， 那些钻进党内保护资产阶级学阀的资产阶级代表人物，才是不读书、不看报、不接触群众、什么学问也没有、专靠‘武断和以势压人’ 、窃取党的名义的大党阀 。”</text:span><text:span text:style-name="T57">（《对中央关于撤销 〈文化革命五人小组关于当前学术讨论的汇报提纲 〉通知稿的批语和修改》，1966 年 4 月，《毛泽东全集》第</text:span><text:span text:style-name="T79">48卷，第324页。</text:span><text:span text:style-name="T57">）</text:span></text:p>
      <text:p text:style-name="P11"/>
      <text:p text:style-name="P206"><text:soft-page-break/>“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7">（同上，第</text:span><text:span text:style-name="T80">326页。</text:span><text:span text:style-name="T57">）</text:span></text:p>
      <text:p text:style-name="P11"/>
      <text:p text:style-name="P186"><text:span text:style-name="T13">“这次运动的重点，是斗争那些党内走资本主义道路的当权派。”</text:span> （《对林彪在接见全国各地来京师生大会上的讲话稿的批语和修改》，1966 年 9 月 15 日，《毛泽东全集》第<text:span text:style-name="T285">49卷，第44-45页。</text:span>）<text:span text:style-name="T13">“中央出了修正主义怎么办？这是很可能的 ，也是最危险的。”</text:span><text:span text:style-name="T57">（《对中宣部和北京市委的批评》，1966 年 3 月 、 4 月，《毛泽东全集》第</text:span><text:span text:style-name="T81">48卷，第313页。</text:span><text:span text:style-name="T57">）</text:span><text:span text:style-name="T13">“</text:span><text:span text:style-name="T16">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7">（《论述文化大革命“必要性”的一段话》，</text:span><text:span text:style-name="T82">1968年，《毛泽东全集》第50卷，第311页。</text:span><text:span text:style-name="T57">）</text:span></text:p>
      <text:p text:style-name="P11"/>
      <text:p text:style-name="P187"><text:span text:style-name="T13">“</text:span><text:span text:style-name="T16">现在的文化大革命，仅仅是第一次，以后还必然要进行多次。</text:span><text:span text:style-name="T13">毛泽东同志近几年经常说，</text:span><text:span text:style-name="T16">革命的谁胜谁负，要在一个很长的历史时期内才能解决。如果弄得不好，资本主义复辟将是随时可能的。</text:span><text:span text:style-name="T13">”</text:span> （《伟大的历史文件》，转引自<text:span text:style-name="T286">1967年5月18日《人民日报》。</text:span>）<text:span text:style-name="T13">“对反动派造反有理”</text:span><text:span text:style-name="T91">（《给清华大学附属中学红卫兵的信》，1966 年 7 月 31 日 、 8 月 1 日，《毛泽东全集》第</text:span><text:span text:style-name="T92">48卷，第417页。</text:span><text:span text:style-name="T91">）</text:span> <text:span text:style-name="T13">“无产阶级革命派联合起来，向党内一小撮走资本主义道路当权派手里夺权”</text:span><text:span text:style-name="T57">（转引自《红旗》杂志，</text:span><text:span text:style-name="T83">1967年1月31日。</text:span><text:span text:style-name="T57">）</text:span>无产阶级文化大革命打击了以刘少奇为首的资产阶级反革命司令部，中国的赫鲁晓夫的副手是邓小平，<text:span text:style-name="T13">“党内头号走资本主义道路的当权派”</text:span><text:span text:style-name="T57">（转引自《红旗》杂志，第</text:span><text:span text:style-name="T84">7</text:span><text:span text:style-name="T57">期，</text:span><text:span text:style-name="T84">1967年5月20日，总383页，第33页。</text:span><text:span text:style-name="T57">）</text:span>；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88">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189">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7">（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7">（《关于正确处理人民内部矛盾的问题》。《毛泽东著作选读》（甲种本），人民出版社 1965 年版，第 336 页。）</text:span></text:p>
      <text:p text:style-name="P11"/>
      <text:p text:style-name="P191"><text:span text:style-name="T13">“我国现在实行的是商品制度，工资制度也不平等，有八级工资制，等等。这只能在无产阶级专政下加以限制。所以，林彪一类如上台，搞资本主义制度很容易。”</text:span><text:span text:style-name="T57">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7">（《共产主义运动中的 “左派” 幼稚病》）</text:span></text:p>
      <text:p text:style-name="P11"/>
      <text:p text:style-name="P192">这也发生在一部分工人阶级和一部分党员身上。无论是无产者还是公营企业的干部，都有过着资产阶级生活方式的人。<text:span text:style-name="T13">“列宁说建设没有资本家的资产阶级国家，为了保障资产阶级法权。我们自己就是建设了这样－个国家 ， 跟旧社会差不多 ， 分等级 ， 有八级工资 ， 按劳分配 ， 等价交换。”</text:span><text:span text:style-name="T57">（《毛主席重要指示》，1975 年 10 月 至 1976 年 1 月，《毛泽东全集》第</text:span><text:span text:style-name="T85">52卷，第68页。</text:span><text:span text:style-name="T57">）</text:span></text:p>
      <text:p text:style-name="P217"/>
      <text:p text:style-name="P193"><text:soft-page-break/>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持续产生，资本主义通过攀登权力复辟的可能性。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94"><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87">52卷，第36页。</text:span><text:span text:style-name="T57">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95">毛主席在文中说：<text:span text:style-name="T13">“民主革命后，工人、贫下中农没有停止，他们要革命。而一部分党员却不想前进了，有些人后退了，反对革命了。为什么呢？作了大官了，要保护大官们的利益。”</text:span><text:span text:style-name="T55">（《毛主席重要指示》，1975 年 10 月 至 1976 年 1 月，《毛泽东全集》第</text:span><text:span text:style-name="T56">52卷，第68页。</text:span><text:span text:style-name="T55">）</text:span></text:p>
      <text:p text:style-name="P11"/>
      <text:p text:style-name="P207">“社会主义革命革到自己头上了 ， 合作化时党内就有人反对 ， 批资产阶级法权他们有反感 。 搞社会主义革命，不知道资产阶级在哪里 ， 就在共产党内，党内走资本主义道路的当权派 。 走资派还在走。”<text:span text:style-name="T57">（同上，第</text:span><text:span text:style-name="T86">68-69页。</text:span><text:span text:style-name="T57">）</text:span></text:p>
      <text:p text:style-name="P11"/>
      <text:p text:style-name="P196"><text:span text:style-name="T13">“翻案不得人心。”</text:span> （《红旗》杂志，<text:span text:style-name="T288">1976年第3期，总197页，第11页。</text:span>）<text:span text:style-name="T13">“不斗争就不能进步。” “八亿人口，我斗行吗？！”</text:span><text:span text:style-name="T57">（《红旗》杂志，</text:span><text:span text:style-name="T87">1976年第</text:span><text:span text:style-name="T88">6</text:span><text:span text:style-name="T87">期，扉页第</text:span><text:span text:style-name="T88">6页。</text:span><text:span text:style-name="T57">）</text:span> <text:span text:style-name="T13">“什么‘三项指示为纲’，安定团结不是不要阶级斗争。阶级斗争是纲，其余都是目。”</text:span></text:p>
      <text:p text:style-name="P11"/>
      <text:p text:style-name="P197"><text:span text:style-name="T13">“他这个人是不抓阶级斗争的，历来不提这个纲。还是“白猫、黑猫”啊，不管是帝国主义还是马克思主义。”</text:span><text:span text:style-name="T57">（《红旗》杂志，</text:span><text:span text:style-name="T87">1976年第</text:span><text:span text:style-name="T88">6</text:span><text:span text:style-name="T87">期，扉页第</text:span><text:span text:style-name="T89">5</text:span><text:span text:style-name="T88">页。</text:span><text:span text:style-name="T57">）</text:span>这样，斗争的中心就是反对邓小平，反对他追随中国赫鲁晓夫刘少奇的阶级斗争熄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反神化”。</text:p>
      <text:p text:style-name="P11"/>
      <text:p text:style-name="P198">无产阶级文化大革命反修防修之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199">反对他鼓吹增加自留地、自由市场、企业自负盈亏、农业生产包户到户，掀起了农业劳动个人主义的修正主义风潮。反对毛主席的人说：“<text:span text:style-name="Emphasis"><text:span text:style-name="T129">不管黑猫白猫</text:span></text:span><text:span text:style-name="T129">，能捉</text:span><text:span text:style-name="Emphasis"><text:span text:style-name="T129">到老鼠就是好猫</text:span></text:span>。”</text:p>
      <text:p text:style-name="P11"/>
      <text:p text:style-name="P11"><text:soft-page-break/>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200">苏联复辟和篡权的经验，是我们不能忘记的近期教训。马里亚特吉教导我们：<text:span text:style-name="T115">“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text:soft-page-break/>1978年 - 反对宪政幻想，争取新民主主义国家</text:p>
      <text:p text:style-name="P11">内容</text:p>
      <text:p text:style-name="P11">1反对宪政幻想，争取新民主主义国家</text:p>
      <text:p text:style-name="P11">2I. 基本问题：国家、暴力和选举</text:p>
      <text:p text:style-name="P11">3关于国家</text:p>
      <text:p text:style-name="P11">4关于暴力</text:p>
      <text:p text:style-name="P11">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text:soft-page-break/>部分，主要发生在农民身上，暴力继续对抗地主官僚国家，尤其是对抗作为旧国家的基础和支柱的野犬制。</text:p>
      <text:p text:style-name="P11"/>
      <text:p text:style-name="P11">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text:soft-page-break/></text:p>
      <text:p text:style-name="P77">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text:soft-page-break/></text:p>
      <text:p text:style-name="P11">5.8</text:p>
      <text:p text:style-name="P11"/>
      <text:p text:style-name="P11">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text:soft-page-break/>4.6</text:p>
      <text:p text:style-name="P11"/>
      <text:p text:style-name="P11">1000-2500</text:p>
      <text:p text:style-name="P11"/>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text:soft-page-break/></text:p>
      <text:p text:style-name="P11">16.9</text:p>
      <text:p text:style-name="P11"/>
      <text:p text:style-name="P11">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text:soft-page-break/>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text:soft-page-break/>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text:soft-page-break/>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text:soft-page-break/>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text:soft-page-break/></text:p>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text:soft-page-break/>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text:soft-page-break/></text:p>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text:soft-page-break/>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text:soft-page-break/></text:p>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text:soft-page-break/>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text:soft-page-break/>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text:soft-page-break/>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text:soft-page-break/>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text:soft-page-break/>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text:soft-page-break/>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text:soft-page-break/>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text:soft-page-break/>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text:soft-page-break/>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text:soft-page-break/>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text:soft-page-break/>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text:soft-page-break/>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text:soft-page-break/></text:p>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text:soft-page-break/>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text:soft-page-break/>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text:soft-page-break/>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text:soft-page-break/>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text:soft-page-break/>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text:soft-page-break/>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text:soft-page-break/>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text:soft-page-break/></text:p>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text:soft-page-break/></text:p>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text:soft-page-break/></text:p>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text:soft-page-break/>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text:soft-page-break/>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text:soft-page-break/>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text:soft-page-break/>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text:soft-page-break/>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text:soft-page-break/></text:p>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soft-page-break/>——————————</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text:soft-page-break/></text:p>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text:soft-page-break/></text:p>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text:soft-page-break/>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text:soft-page-break/>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text:soft-page-break/>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text:soft-page-break/>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text:soft-page-break/>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text:soft-page-break/>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text:soft-page-break/>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text:soft-page-break/>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text:soft-page-break/>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text:soft-page-break/>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text:soft-page-break/>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text:soft-page-break/>2.毛主义与修正主义。</text:p>
      <text:p text:style-name="P11"/>
      <text:p text:style-name="P11">3.现在的毛主义。</text:p>
      <text:p text:style-name="P11"/>
      <text:p text:style-name="P11">………………</text:p>
      <text:p text:style-name="P11"/>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text:soft-page-break/>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text:soft-page-break/>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text:soft-page-break/>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text:soft-page-break/>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text:soft-page-break/>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text:soft-page-break/>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text:soft-page-break/>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text:soft-page-break/>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text:soft-page-break/>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text:soft-page-break/>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text:soft-page-break/>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text:soft-page-break/>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text:soft-page-break/>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text:soft-page-break/>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text:soft-page-break/>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text:soft-page-break/>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text:soft-page-break/>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text:soft-page-break/>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text:soft-page-break/></text:p>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text:soft-page-break/>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text:soft-page-break/>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text:soft-page-break/>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text:soft-page-break/>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text:soft-page-break/>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text:soft-page-break/>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text:soft-page-break/>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text:soft-page-break/>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text:soft-page-break/></text:p>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text:soft-page-break/>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text:soft-page-break/>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text:soft-page-break/>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text:soft-page-break/>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text:soft-page-break/>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text:soft-page-break/></text:p>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text:soft-page-break/></text:p>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text:soft-page-break/>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text:soft-page-break/>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text:soft-page-break/></text:p>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text:soft-page-break/>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text:soft-page-break/>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text:soft-page-break/>[“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text:soft-page-break/>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text:soft-page-break/></text:p>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text:soft-page-break/>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text:soft-page-break/>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text:soft-page-break/>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text:soft-page-break/></text:p>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text:soft-page-break/></text:p>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text:soft-page-break/>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text:soft-page-break/>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text:soft-page-break/>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text:soft-page-break/>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text:soft-page-break/>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text:soft-page-break/></text:p>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text:soft-page-break/>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text:soft-page-break/>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text:soft-page-break/></text:p>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text:soft-page-break/>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text:soft-page-break/>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text:soft-page-break/>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text:soft-page-break/>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text:soft-page-break/></text:p>
      <text:p text:style-name="P11">2.官僚资本主义的发展路线。</text:p>
      <text:p text:style-name="P11"/>
      <text:p text:style-name="P11">a) 农业中的地主路线。</text:p>
      <text:p text:style-name="P11"/>
      <text:p text:style-name="P11">b) 工业、商业和金融的官僚路线。</text:p>
      <text:p text:style-name="P11"/>
      <text:p text:style-name="P11">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text:soft-page-break/></text:p>
      <text:p text:style-name="P11">刘易斯：</text:p>
      <text:p text:style-name="P11"/>
      <text:p text:style-name="P11">Planeación económica。</text:p>
      <text:p text:style-name="P11"/>
      <text:p text:style-name="P11">五、罗尔：</text:p>
      <text:p text:style-name="P11"/>
      <text:p text:style-name="P11">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text:soft-page-break/>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text:soft-page-break/>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text:soft-page-break/>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text:soft-page-break/>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text:soft-page-break/>5月1日万岁！</text:p>
      <text:p text:style-name="P11"/>
      <text:p text:style-name="P11">发展革命国际主义运动！</text:p>
      <text:p text:style-name="P11"/>
      <text:p text:style-name="P11">荣耀归于马列毛主义！</text:p>
      <text:p text:style-name="P11"/>
      <text:p text:style-name="P11">秘鲁，1985年5月</text:p>
      <text:p text:style-name="P11"/>
      <text:p text:style-name="P11">中央委员会</text:p>
      <text:p text:style-name="P11">秘鲁共产党</text:p>
      <text:p text:style-name="P11">——————————</text:p>
      <text:p text:style-name="P258"><text:span text:style-name="T201">除非另有声明，本书内容采用</text:span><text:a xlink:type="simple" xlink:href="https://www.gnu.org/copyleft/fdl.html" text:style-name="Internet_20_link" text:visited-style-name="Visited_20_Internet_20_Link"><text:span text:style-name="T201">GNU自由文档许可证1.3或更高版本</text:span></text:a><text:span text:style-name="T201">授权。</text:span></text:p>
      <text:p text:style-name="P209"/>
      <text:p text:style-name="P209"><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210"><text:span text:style-name="T201">Copyright © 2000，2001，2002，2007，2008 Free Software Foundation，Inc. &lt;</text:span><text:a xlink:type="simple" xlink:href="https://fsf.org/" text:style-name="Internet_20_link" text:visited-style-name="Visited_20_Internet_20_Link"><text:span text:style-name="T201">https://fsf.org/</text:span></text:a><text:span text:style-name="T201">&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60">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60">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60">C. State on the Title page the name of the publisher of the Modified Version，as the publisher. </text:p>
        </text:list-item>
        <text:list-item>
          <text:p text:style-name="P260">D. Preserve all the copyright notices of the Document. </text:p>
        </text:list-item>
        <text:list-item>
          <text:p text:style-name="P260">E. Add an appropriate copyright notice for your modifications adjacent to the other copyright notices. </text:p>
        </text:list-item>
        <text:list-item>
          <text:p text:style-name="P260">F. Include，immediately after the copyright notices，a license notice giving the public permission to use the Modified Version under the terms of this License，in the form shown in the Addendum below. </text:p>
        </text:list-item>
        <text:list-item>
          <text:p text:style-name="P260">G. Preserve in that license notice the full lists of Invariant Sections and required Cover Texts given in the Document's license notice. </text:p>
        </text:list-item>
        <text:list-item>
          <text:p text:style-name="P260">H. Include an unaltered copy of this License. </text:p>
        </text:list-item>
        <text:list-item>
          <text:p text:style-name="P260">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60">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60"><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60">L. Preserve all the Invariant Sections of the Document，unaltered in their text and in their titles. Section numbers or the equivalent are not considered part of the section titles. </text:p>
        </text:list-item>
        <text:list-item>
          <text:p text:style-name="P260">M. Delete any section Entitled "Endorsements". Such a section may not be included in the Modified Version. </text:p>
        </text:list-item>
        <text:list-item>
          <text:p text:style-name="P260">N. Do not retitle any existing section to be Entitled "Endorsements" or to conflict in title with any Invariant Section. </text:p>
        </text:list-item>
        <text:list-item>
          <text:p text:style-name="P259">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208"><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208"><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12</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8</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4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41</text:page-number>页</text:p>
      </style:footer>
    </style:master-page>
    <style:master-page style:name="Content" style:page-layout-name="Mpm13" draw:style-name="Mdp2">
      <style:footer>
        <text:p text:style-name="MP6">第<text:page-number text:select-page="current" text:page-adjust="-4">75</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60</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7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6</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28T00:06:16.284547622</dc:date>
    <meta:editing-duration>P2DT18H36M52S</meta:editing-duration>
    <meta:editing-cycles>1027</meta:editing-cycles>
    <meta:generator>LibreOffice/7.5.1.2$Linux_X86_64 LibreOffice_project/fcbaee479e84c6cd81291587d2ee68cba099e129</meta:generator>
    <meta:document-statistic meta:table-count="0" meta:image-count="3" meta:object-count="1" meta:page-count="218" meta:paragraph-count="2434" meta:word-count="282750" meta:character-count="313627" meta:non-whitespace-character-count="307451"/>
  </office:meta>
</office:document-meta>
</file>

<file path=Object 1/content.xml><?xml version="1.0" encoding="utf-8"?>
<math xmlns="http://www.w3.org/1998/Math/MathML" display="block">
  <semantics>
    <mfrac>
      <mn>8</mn>
      <mn>27</mn>
    </mfrac>
    <annotation encoding="StarMath 5.0">{8} over {27} </annotation>
  </semantics>
</math>
</file>